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iberation Sans" svg:font-family="'Liberation Sans', Arial" style:font-family-generic="swiss"/>
    <style:font-face style:name="Arial" svg:font-family="Arial" style:font-family-generic="roman" style:font-pitch="variable"/>
    <style:font-face style:name="Calibri" svg:font-family="Calibri" style:font-family-generic="roman"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Footer">
      <style:paragraph-properties fo:margin-left="0in" fo:margin-right="0.25in" fo:text-indent="0in" style:auto-text-indent="false"/>
    </style:style>
    <style:style style:name="P3" style:family="paragraph" style:parent-style-name="Standard">
      <style:paragraph-properties fo:line-height="100%"/>
      <style:text-properties fo:font-size="11pt" fo:font-weight="normal" style:font-size-asian="11pt" style:font-weight-asian="normal" style:font-size-complex="11pt" style:font-weight-complex="normal"/>
    </style:style>
    <style:style style:name="P4" style:family="paragraph" style:parent-style-name="Standard">
      <style:paragraph-properties fo:line-height="100%"/>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5" style:family="paragraph" style:parent-style-name="Standard">
      <style:paragraph-properties fo:line-height="100%"/>
      <style:text-properties fo:font-size="11pt" style:text-underline-style="none" fo:font-weight="normal" style:font-size-asian="11pt" style:font-weight-asian="normal" style:font-size-complex="11pt" style:font-weight-complex="normal"/>
    </style:style>
    <style:style style:name="P6" style:family="paragraph" style:parent-style-name="Standard">
      <style:paragraph-properties fo:line-height="100%"/>
    </style:style>
    <style:style style:name="P7" style:family="paragraph" style:parent-style-name="Standard">
      <style:paragraph-properties fo:line-height="100%" fo:text-align="start" style:justify-single-word="false"/>
    </style:style>
    <style:style style:name="P8" style:family="paragraph" style:parent-style-name="Standard">
      <style:paragraph-properties fo:line-height="100%"/>
      <style:text-properties fo:font-size="14pt" fo:font-weight="bold" style:font-size-asian="14pt" style:font-weight-asian="bold" style:font-size-complex="14pt" style:font-weight-complex="bold"/>
    </style:style>
    <style:style style:name="P9" style:family="paragraph" style:parent-style-name="Standard">
      <style:paragraph-properties fo:line-height="100%"/>
      <style:text-properties fo:font-size="12pt" fo:font-weight="bold" style:font-size-asian="12pt" style:font-weight-asian="bold" style:font-size-complex="12pt" style:font-weight-complex="bold"/>
    </style:style>
    <style:style style:name="P10" style:family="paragraph" style:parent-style-name="Standard">
      <style:paragraph-properties fo:line-height="100%"/>
      <style:text-properties fo:font-size="13pt" fo:font-weight="bold" style:font-size-asian="13pt" style:font-weight-asian="bold" style:font-size-complex="13pt" style:font-weight-complex="bold"/>
    </style:style>
    <style:style style:name="P11" style:family="paragraph" style:parent-style-name="Standard">
      <style:paragraph-properties fo:margin-left="0.6252in" fo:margin-right="0in" fo:line-height="100%" fo:text-align="start" style:justify-single-word="false" fo:text-indent="-0.6252in" style:auto-text-indent="false"/>
    </style:style>
    <style:style style:name="P12" style:family="paragraph" style:parent-style-name="Standard">
      <style:paragraph-properties fo:line-height="100%" fo:break-before="page"/>
    </style:style>
    <style:style style:name="P13" style:family="paragraph" style:parent-style-name="Standard" style:master-page-name="Converted1">
      <style:paragraph-properties fo:line-height="100%" style:page-number="auto"/>
      <style:text-properties fo:font-size="14pt" fo:font-weight="bold" style:font-size-asian="14pt" style:font-weight-asian="bold" style:font-size-complex="14pt" style:font-weight-complex="bold"/>
    </style:style>
    <style:style style:name="P14"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15" style:family="paragraph" style:parent-style-name="Standard">
      <style:paragraph-properties fo:line-height="100%"/>
    </style:style>
    <style:style style:name="P16" style:family="paragraph" style:parent-style-name="Standard" style:list-style-name="L1">
      <style:paragraph-properties fo:line-height="100%"/>
    </style:style>
    <style:style style:name="P17" style:family="paragraph" style:parent-style-name="Standard" style:list-style-name="L2">
      <style:paragraph-properties fo:line-height="100%"/>
    </style:style>
    <style:style style:name="P18" style:family="paragraph" style:parent-style-name="Standard">
      <style:paragraph-properties fo:line-height="100%"/>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9" style:family="paragraph" style:parent-style-name="Standard">
      <style:paragraph-properties fo:line-height="100%"/>
      <style:text-properties fo:font-size="11pt" style:text-underline-style="none" fo:font-weight="normal" style:font-size-asian="11pt" style:font-weight-asian="normal" style:font-size-complex="11pt" style:font-weight-complex="normal"/>
    </style:style>
    <style:style style:name="P20" style:family="paragraph" style:parent-style-name="Standard">
      <style:paragraph-properties fo:line-height="100%"/>
      <style:text-properties fo:font-size="11pt" fo:font-style="italic" fo:font-weight="normal" style:font-size-asian="11pt" style:font-style-asian="italic" style:font-weight-asian="normal" style:font-size-complex="11pt" style:font-style-complex="italic" style:font-weight-complex="normal"/>
    </style:style>
    <style:style style:name="P21" style:family="paragraph" style:parent-style-name="Standard">
      <style:paragraph-properties fo:line-height="100%"/>
      <style:text-properties style:text-underline-style="solid" style:text-underline-width="auto" style:text-underline-color="font-color"/>
    </style:style>
    <style:style style:name="P22" style:family="paragraph" style:parent-style-name="Standard">
      <style:paragraph-properties fo:line-height="100%"/>
      <style:text-properties fo:font-style="italic" style:font-style-asian="italic" style:font-style-complex="italic"/>
    </style:style>
    <style:style style:name="P23" style:family="paragraph" style:parent-style-name="Standard" style:master-page-name="Converted1">
      <style:paragraph-properties fo:line-height="100%" style:page-number="auto" fo:break-before="page"/>
      <style:text-properties fo:font-size="11pt" fo:font-style="italic" fo:font-weight="normal" style:font-size-asian="11pt" style:font-style-asian="italic" style:font-weight-asian="normal" style:font-size-complex="11pt" style:font-style-complex="italic" style:font-weight-complex="normal"/>
    </style:style>
    <style:style style:name="P24" style:family="paragraph" style:parent-style-name="Standard">
      <style:paragraph-properties fo:line-height="100%" fo:break-before="page"/>
    </style:style>
    <style:style style:name="P25" style:family="paragraph" style:parent-style-name="Standard">
      <style:paragraph-properties fo:break-before="page"/>
      <style:text-properties fo:font-style="italic" style:font-style-asian="italic" style:font-style-complex="italic"/>
    </style:style>
    <style:style style:name="P26" style:family="paragraph" style:parent-style-name="Standard">
      <style:paragraph-properties fo:line-height="100%" fo:break-before="page"/>
      <style:text-properties fo:font-style="italic" style:font-style-asian="italic" style:font-style-complex="italic"/>
    </style:style>
    <style:style style:name="P27" style:family="paragraph" style:parent-style-name="Standard">
      <style:paragraph-properties fo:line-height="100%" fo:text-align="start" style:justify-single-word="false" fo:break-before="page"/>
      <style:text-properties fo:font-style="italic" style:font-style-asian="italic" style:font-style-complex="italic"/>
    </style:style>
    <style:style style:name="P28" style:family="paragraph" style:parent-style-name="Standard">
      <style:paragraph-properties fo:line-height="100%" fo:break-before="page"/>
      <style:text-properties fo:font-size="11pt" fo:font-style="italic" fo:font-weight="normal" style:font-size-asian="11pt" style:font-style-asian="italic" style:font-weight-asian="normal" style:font-size-complex="11pt" style:font-style-complex="italic" style:font-weight-complex="normal"/>
    </style:style>
    <style:style style:name="P29" style:family="paragraph" style:parent-style-name="Standard">
      <style:paragraph-properties fo:line-height="100%" fo:break-before="page"/>
      <style:text-properties fo:font-size="11pt" fo:font-weight="normal" style:font-size-asian="11pt" style:font-weight-asian="normal" style:font-size-complex="11pt" style:font-weight-complex="normal"/>
    </style:style>
    <style:style style:name="T1" style:family="text">
      <style:text-properties fo:color="#000000"/>
    </style:style>
    <style:style style:name="T2" style:family="text">
      <style:text-properties style:text-underline-style="none"/>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pt" style:text-underline-style="none" fo:font-weight="normal" style:font-size-asian="11pt" style:font-weight-asian="normal" style:font-size-complex="11pt"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start text:name="__DdeLink__15124_138955110"/>Research Study<text:bookmark-end text:name="__DdeLink__15124_138955110"/></text:p>
      <text:p text:style-name="P3"/>
      <text:p text:style-name="P3">You are being asked to participate in a research study conducted by Jeff Gill and Simon Heuberger. We are researchers in political science at American University. The purpose of this study is to collect opinions on several issues. No prior knowledge is required. All issues will be briefly explained before we ask for your opinion.</text:p>
      <text:p text:style-name="P3"/>
      <text:p text:style-name="P3">Completing the survey will take around 20 minutes and is anonymous. Amazon / Lucid does not share any identifiable information with us. Your identity is never known to us and will not be attached in any way to the final form of this study. Aggregate, non-identifiable data will be presented representing averages or generalizations about the responses as a whole. All the data will be stored in a secure location accessible only to us, the researchers.</text:p>
      <text:p text:style-name="P3"/>
      <text:p text:style-name="P3">Your participation is entirely voluntary. You are free to choose not to participate. You can also withdraw from the survey by closing your browser at any time. Incomplete answers will not be recorded.</text:p>
      <text:p text:style-name="P3"/>
      <text:p text:style-name="P3">If you have any questions, please reach out to us at sh6943a@american.edu. If you feel as though your rights as a research subject have been violated in any way, please contact the American University IRB Coordinator Matt Zembrzuski at irb@american.edu.</text:p>
      <text:p text:style-name="P3"/>
      <text:p text:style-name="P3">If you want to proceed with the survey, please indicate your consent by clicking the checkbox below. </text:p>
      <text:p text:style-name="P3"/>
      <text:p text:style-name="P3">[Checkbox]</text:p>
      <text:p text:style-name="P8"/>
      <text:p text:style-name="P8"/>
      <text:p text:style-name="P6"/>
      <text:p text:style-name="P6"/>
      <text:p text:style-name="P23">To begin, we would like to ask you some questions about your work with Lucid / on Mechanical Turk.</text:p>
      <text:p text:style-name="P3"/>
      <text:p text:style-name="P3">Q1. How long have you been answering surveys with Lucid / How long have you been performing tasks on Mechanical Turk?</text:p>
      <text:p text:style-name="P3">Less than a month <text:s/>(1)</text:p>
      <text:p text:style-name="P3">1-3 months <text:s/>(2)</text:p>
      <text:p text:style-name="P3">3-6 months <text:s/>(3)</text:p>
      <text:p text:style-name="P3">Between 6 months and 1 year <text:s/>(4)</text:p>
      <text:p text:style-name="P3">More than 1 year <text:s/>(5)</text:p>
      <text:p text:style-name="P3"/>
      <text:p text:style-name="P3">Q2. Why did you start working with Lucid / on Mechanical Turk?</text:p>
      <text:p text:style-name="P3">[Open-ended text input]</text:p>
      <text:p text:style-name="P3"/>
      <text:p text:style-name="P3">Q3. What is most important to you when you choose the surveys you answer / the tasks you perform?</text:p>
      <text:p text:style-name="P3">Financial compensation <text:s/>(1)</text:p>
      <text:p text:style-name="P3">Length of the survey <text:s/>(2)</text:p>
      <text:p text:style-name="P3">Topic <text:s/>(3)</text:p>
      <text:p text:style-name="P3">Survey description <text:s/>(4)</text:p>
      <text:p text:style-name="P3">Something else <text:s/>(5)</text:p>
      <text:p text:style-name="P28">Next, we would like to ask you some questions about your social views and how you see yourself. When you are ready, please hit “Continue” below.</text:p>
      <text:p text:style-name="P26">When you decide whether something is right or wrong, to what extent are the following considerations relevant to your thinking? </text:p>
      <text:p text:style-name="P6"/>
      <text:p text:style-name="P6">Q4.<text:bookmark-start text:name="__DdeLink__15213_138955110"/> <text:bookmark-end text:name="__DdeLink__15213_138955110"/>Whether or not someone suffered emotionally.</text:p>
      <text:p text:style-name="P6">Not at all relevant (This consideration has nothing to do with my judgments of right and wrong) <text:s/>(1)</text:p>
      <text:p text:style-name="P6">Not very relevant <text:s/>(2)</text:p>
      <text:p text:style-name="P6">Slightly relevant <text:s/>(3)</text:p>
      <text:p text:style-name="P6">Somewhat relevant <text:s/>(4)</text:p>
      <text:p text:style-name="P6">Very relevant <text:s/>(5)</text:p>
      <text:p text:style-name="P6">Extremely relevant (This is one of the most important factors when I judge right and wrong) <text:s/>(6)</text:p>
      <text:p text:style-name="P6"/>
      <text:p text:style-name="P6">Q5. Whether or not someone cared for someone weak or vulnerable.</text:p>
      <text:p text:style-name="P6">Not at all relevant <text:s/>(1)</text:p>
      <text:p text:style-name="P6">Not very relevant <text:s/>(2)</text:p>
      <text:p text:style-name="P6">Slightly relevant <text:s/>(3)</text:p>
      <text:p text:style-name="P6">Somewhat relevant <text:s/>(4)</text:p>
      <text:p text:style-name="P6">Very relevant <text:s/>(5)</text:p>
      <text:p text:style-name="P6">Extremely relevant <text:s/>(6)</text:p>
      <text:p text:style-name="P6"/>
      <text:p text:style-name="P6">Q6. Whether or not someone was cruel.</text:p>
      <text:p text:style-name="P6"><text:bookmark-start text:name="__DdeLink__15074_138955110"/>Not at all relevant <text:s/>(1)</text:p>
      <text:p text:style-name="P6">Not very relevant <text:s/>(2)</text:p>
      <text:p text:style-name="P6">Slightly relevant <text:s/>(3)</text:p>
      <text:p text:style-name="P6">Somewhat relevant <text:s/>(4)</text:p>
      <text:p text:style-name="P6">Very relevant <text:s/>(5)</text:p>
      <text:p text:style-name="P6">Extremely relevant <text:s/>(6)</text:p>
      <text:p text:style-name="P7"><text:bookmark-end text:name="__DdeLink__15074_138955110"/></text:p>
      <text:p text:style-name="P27"><text:bookmark-start text:name="__DdeLink__15216_138955110"/><text:bookmark-start text:name="__DdeLink__15239_138955110"/><text:bookmark-end text:name="__DdeLink__15239_138955110"/><text:bookmark-start text:name="__DdeLink__37288_1990128429"/>Please read the following sentences and indicate your agreement or disagreement<text:bookmark-end text:name="__DdeLink__37288_1990128429"/>.</text:p>
      <text:p text:style-name="P7"><text:bookmark-end text:name="__DdeLink__15216_138955110"/></text:p>
      <text:p text:style-name="P11">Q7. Compassion for those who are suffering is the most crucial virtue.</text:p>
      <text:p text:style-name="P7"><text:bookmark-start text:name="__DdeLink__37286_1990128429"/><text:bookmark-start text:name="__DdeLink__15078_138955110"/>Strongly disagree (1)</text:p>
      <text:p text:style-name="P7">Moderately disagree <text:s/>(2)</text:p>
      <text:p text:style-name="P7">Slightly disagree <text:s/>(3)</text:p>
      <text:p text:style-name="P7">Slightly agree <text:s/>(4)</text:p>
      <text:p text:style-name="P7">Moderately agree <text:s/>(5)</text:p>
      <text:p text:style-name="P7">Strongly agree <text:s/>(6)</text:p>
      <text:p text:style-name="P7"><text:bookmark-end text:name="__DdeLink__37286_1990128429"/><text:bookmark-end text:name="__DdeLink__15078_138955110"/></text:p>
      <text:p text:style-name="P7">Q8.<text:bookmark-start text:name="__DdeLink__15219_138955110"/> <text:bookmark-end text:name="__DdeLink__15219_138955110"/>One of the worst things a person could do is hurt a defenseless animal.</text:p>
      <text:p text:style-name="P7">Strongly disagree (1)</text:p>
      <text:p text:style-name="P7">Moderately disagree <text:s/>(2)</text:p>
      <text:p text:style-name="P7">Slightly disagree <text:s/>(3)</text:p>
      <text:p text:style-name="P7">Slightly agree <text:s/>(4)</text:p>
      <text:p text:style-name="P7">Moderately agree <text:s/>(5)</text:p>
      <text:p text:style-name="P7">Strongly agree <text:s/>(6)</text:p>
      <text:p text:style-name="P11"/>
      <text:p text:style-name="P11">Q9. It can never be right to kill a human being.</text:p>
      <text:p text:style-name="P7">Strongly disagree (1)</text:p>
      <text:p text:style-name="P7">Moderately disagree <text:s/>(2)</text:p>
      <text:p text:style-name="P7">Slightly disagree <text:s/>(3)</text:p>
      <text:p text:style-name="P7">Slightly agree <text:s/>(4)</text:p>
      <text:p text:style-name="P7">Moderately agree <text:s/>(5)</text:p>
      <text:p text:style-name="P6">Strongly agree <text:s/>(6)</text:p>
      <text:p text:style-name="P8"/>
      <text:p text:style-name="P25"><text:bookmark-start text:name="__DdeLink__15289_138955110"/><text:bookmark-start text:name="__DdeLink__15291_138955110"/>Please read the following sentences and indicate your agreement or disagreement.<text:bookmark-end text:name="__DdeLink__15289_138955110"/><text:bookmark-end text:name="__DdeLink__15291_138955110"/></text:p>
      <text:p text:style-name="Standard"/>
      <text:p text:style-name="P6">Q10.<text:bookmark-start text:name="__DdeLink__15241_138955110"/> <text:bookmark-end text:name="__DdeLink__15241_138955110"/>I have no problem telling “white lies” if it will help me achieve my goals.</text:p>
      <text:p text:style-name="P7">Strongly disagree (1)</text:p>
      <text:p text:style-name="P7">Moderately disagree <text:s/>(2)</text:p>
      <text:p text:style-name="P7">Slightly disagree <text:s/>(3)</text:p>
      <text:p text:style-name="P7">Slightly agree <text:s/>(4)</text:p>
      <text:p text:style-name="P7">Moderately agree <text:s/>(5)</text:p>
      <text:p text:style-name="P7">Strongly agree <text:s/>(6)</text:p>
      <text:p text:style-name="P6"/>
      <text:p text:style-name="P6">Q11. At the end of the day I care mostly for myself, my family, and friends who can help me.</text:p>
      <text:p text:style-name="P7"><text:bookmark-start text:name="__DdeLink__15144_138955110"/>Strongly disagree (1)</text:p>
      <text:p text:style-name="P7">Moderately disagree <text:s/>(2)</text:p>
      <text:p text:style-name="P7">Slightly disagree <text:s/>(3)</text:p>
      <text:p text:style-name="P7">Slightly agree <text:s/>(4)</text:p>
      <text:p text:style-name="P7">Moderately agree <text:s/>(5)</text:p>
      <text:p text:style-name="P7">Strongly agree <text:s/>(6)</text:p>
      <text:p text:style-name="P6"/>
      <text:p text:style-name="P6"><text:bookmark-end text:name="__DdeLink__15144_138955110"/>Q12. Even if it meant giving my kids an unfair advantage over others, I’d do it for them.</text:p>
      <text:p text:style-name="P7">Strongly disagree (1)</text:p>
      <text:p text:style-name="P7">Moderately disagree <text:s/>(2)</text:p>
      <text:p text:style-name="P7">Slightly disagree <text:s/>(3)</text:p>
      <text:p text:style-name="P7">Slightly agree <text:s/>(4)</text:p>
      <text:p text:style-name="P7">Moderately agree <text:s/>(5)</text:p>
      <text:p text:style-name="P7">Strongly agree <text:s/>(6)</text:p>
      <text:p text:style-name="P6"/>
      <text:p text:style-name="P6"/>
      <text:p text:style-name="P26">Please read the following sentences and indicate your agreement or disagreement.</text:p>
      <text:p text:style-name="P6"/>
      <text:p text:style-name="P6">Q13. If the choice was between killing someone or being killed, I’d kill.</text:p>
      <text:p text:style-name="P7">Strongly disagree (1)</text:p>
      <text:p text:style-name="P7">Moderately disagree <text:s/>(2)</text:p>
      <text:p text:style-name="P7">Slightly disagree <text:s/>(3)</text:p>
      <text:p text:style-name="P7">Slightly agree <text:s/>(4)</text:p>
      <text:p text:style-name="P7">Moderately agree <text:s/>(5)</text:p>
      <text:p text:style-name="P7">Strongly agree <text:s/>(6)</text:p>
      <text:p text:style-name="P6"/>
      <text:p text:style-name="P6">Q14. I sometimes lie to others for my own good, and theirs too.</text:p>
      <text:p text:style-name="P7">Strongly disagree (1)</text:p>
      <text:p text:style-name="P7">Moderately disagree <text:s/>(2)</text:p>
      <text:p text:style-name="P7">Slightly disagree <text:s/>(3)</text:p>
      <text:p text:style-name="P7">Slightly agree <text:s/>(4)</text:p>
      <text:p text:style-name="P7">Moderately agree <text:s/>(5)</text:p>
      <text:p text:style-name="P7">Strongly agree <text:s/>(6)</text:p>
      <text:p text:style-name="P6"/>
      <text:p text:style-name="P6">Q15. I mostly help those around me who will help me later.</text:p>
      <text:p text:style-name="P7"><text:bookmark-start text:name="__DdeLink__15142_138955110"/>Strongly disagree (1)</text:p>
      <text:p text:style-name="P7">Moderately disagree <text:s/>(2)</text:p>
      <text:p text:style-name="P7">Slightly disagree <text:s/>(3)</text:p>
      <text:p text:style-name="P7">Slightly agree <text:s/>(4)</text:p>
      <text:p text:style-name="P7">Moderately agree <text:s/>(5)</text:p>
      <text:p text:style-name="P7">Strongly agree <text:s/>(6)</text:p>
      <text:p text:style-name="P11"><text:bookmark-end text:name="__DdeLink__15142_138955110"/></text:p>
      <text:p text:style-name="P8"/>
      <text:p text:style-name="P29"><text:span text:style-name="T5">Next, we would like to ask you some questions about your background. When you are ready, please hit “Continue” below.</text:span></text:p>
      <text:p text:style-name="P12">Q16. Please select your year of birth.</text:p>
      <text:p text:style-name="P6"><text:bookmark-start text:name="__DdeLink__39872_75728370"/>[Drop-down menu]</text:p>
      <text:p text:style-name="P6"><text:bookmark-end text:name="__DdeLink__39872_75728370"/></text:p>
      <text:p text:style-name="P6">Q17. What racial or ethnic group best describes you?</text:p>
      <text:p text:style-name="P6">White <text:s/>(1) </text:p>
      <text:p text:style-name="P6">Black or African-American <text:s/>(2) </text:p>
      <text:p text:style-name="P6">Arab or Middle Eastern <text:s/>(3) </text:p>
      <text:p text:style-name="P6">Hispanic or Latino <text:s/>(4) </text:p>
      <text:p text:style-name="P6">Asian <text:s/>(5) </text:p>
      <text:p text:style-name="P6">American Indian or Alaska Native <text:s/>(6) </text:p>
      <text:p text:style-name="P6">Native Hawaiian or other Pacific Islander <text:s/>(7) </text:p>
      <text:p text:style-name="P6">Other <text:s/>(8) </text:p>
      <text:p text:style-name="P6"/>
      <text:p text:style-name="P6">Q18. What gender best describes you?</text:p>
      <text:p text:style-name="P6">Male <text:s/>(1) </text:p>
      <text:p text:style-name="P6">Female <text:s/>(2) </text:p>
      <text:p text:style-name="P6">Other <text:s/>(3) </text:p>
      <text:p text:style-name="P6"/>
      <text:p text:style-name="P6"/>
      <text:p text:style-name="P6"/>
      <text:p text:style-name="P12">Q19. Please select the correct statement.</text:p>
      <text:p text:style-name="P6">The letter K comes before the letter B in the alphabet. <text:s/>(1) </text:p>
      <text:p text:style-name="P6">The letter B comes before the letter K in the alphabet. <text:s/>(2) </text:p>
      <text:p text:style-name="P6">There are 100 letters in the alphabet. <text:s/>(3) </text:p>
      <text:p text:style-name="P6">There are 10 letters in the alphabet. <text:s/>(4) </text:p>
      <text:p text:style-name="P6"/>
      <text:p text:style-name="P6">Q20. What is your current employment status?</text:p>
      <text:p text:style-name="P6">Employed part time <text:s/>(1) </text:p>
      <text:p text:style-name="P6">Employed full time <text:s/>(2) </text:p>
      <text:p text:style-name="P6">Student <text:s/>(3) </text:p>
      <text:p text:style-name="P6">Retired <text:s/>(4) </text:p>
      <text:p text:style-name="P6">Homemaker <text:s/>(5)</text:p>
      <text:p text:style-name="P6">Unemployed <text:s/>(6)</text:p>
      <text:p text:style-name="P6"/>
      <text:p text:style-name="P6">Q21.<text:bookmark-start text:name="__DdeLink__32339_1479367727"/> What is your combined annual household income?</text:p>
      <text:p text:style-name="P6">Less than $20,000 <text:s/>(1) </text:p>
      <text:p text:style-name="P6">$20,000 to $39,999 <text:s/>(2) </text:p>
      <text:p text:style-name="P6">$40,000 to $59,999 <text:s/>(3) </text:p>
      <text:p text:style-name="P6">$60,000 to $79,999 <text:s/>(4) </text:p>
      <text:p text:style-name="P6">$80,000 to $99,999 <text:s/>(5) </text:p>
      <text:p text:style-name="P6">$100,000 to $149,999 <text:s/>(6) </text:p>
      <text:p text:style-name="P6">$150,000 or more <text:s/>(7) </text:p>
      <text:p text:style-name="P6"><text:bookmark-end text:name="__DdeLink__32339_1479367727"/></text:p>
      <text:p text:style-name="P6"/>
      <text:p text:style-name="P6"/>
      <text:p text:style-name="P12">Q22. When it comes to politics, would you describe yourself as liberal, conservative, or neither liberal nor conservative?</text:p>
      <text:p text:style-name="P6">Liberal <text:s/>(1) </text:p>
      <text:p text:style-name="P6">Conservative <text:s/>(2) </text:p>
      <text:p text:style-name="P6">Neither <text:s/>(3) </text:p>
      <text:p text:style-name="P6"/>
      <text:p text:style-name="P6">Q23 a). Would you call yourself very liberal or somewhat liberal?</text:p>
      <text:p text:style-name="P6">Very liberal <text:s/>(1) </text:p>
      <text:p text:style-name="P6">Somewhat liberal <text:s/>(2) </text:p>
      <text:p text:style-name="P6"/>
      <text:p text:style-name="P6">Q23 b).Would you call yourself very conservative or somewhat conservative?</text:p>
      <text:p text:style-name="P6">Very conservative <text:s/>(1) </text:p>
      <text:p text:style-name="P6">Somewhat conservative <text:s/>(2) </text:p>
      <text:p text:style-name="P6"/>
      <text:p text:style-name="P6">Q23 c).<text:bookmark-start text:name="__DdeLink__29573_1454641191"/> Do you think of yourself as closer to liberals, or conservatives, or neither of these?</text:p>
      <text:p text:style-name="P6">Closer to liberals <text:s/>(1) <text:bookmark text:name="__DdeLink__31765_1479367727"/></text:p>
      <text:p text:style-name="P6">Closer to conservatives <text:s/>(2)</text:p>
      <text:p text:style-name="P6">Neither <text:s/>(3)</text:p>
      <text:p text:style-name="P6"><text:bookmark-end text:name="__DdeLink__29573_1454641191"/></text:p>
      <text:p text:style-name="P6"/>
      <text:p text:style-name="P6"/>
      <text:p text:style-name="P12">Q24. Generally speaking, do you usually think of yourself as a Republican, a Democrat, an Independent, or something else?</text:p>
      <text:p text:style-name="P6">Democrat <text:s/>(1) </text:p>
      <text:p text:style-name="P6">Republican <text:s/>(2) </text:p>
      <text:p text:style-name="P6">Independent <text:s/>(3) </text:p>
      <text:p text:style-name="P6">Something else <text:s/>(4) </text:p>
      <text:p text:style-name="P6"/>
      <text:p text:style-name="P6">Q25 a). Would you call yourself a strong Republican or a not very strong Republican?</text:p>
      <text:p text:style-name="P6">Strong <text:s/>(1) </text:p>
      <text:p text:style-name="P6">Not very strong <text:s/>(2) </text:p>
      <text:p text:style-name="P6"/>
      <text:p text:style-name="P6">Q25 b). Would you call yourself a strong Democrat or a not very strong Democrat?</text:p>
      <text:p text:style-name="P6">Strong <text:s/>(1) </text:p>
      <text:p text:style-name="P6">Not very strong <text:s/>(2) </text:p>
      <text:p text:style-name="P6"/>
      <text:p text:style-name="P6">Q25 c). Do you think of yourself as closer to the Republican Party or to the Democratic Party?</text:p>
      <text:p text:style-name="P6">Closer to the Republican Party <text:s/>(1) </text:p>
      <text:p text:style-name="P6">Closer to the Democratic Party <text:s/>(2) </text:p>
      <text:p text:style-name="P6">Neither <text:s/>(3)</text:p>
      <text:p text:style-name="P6"/>
      <text:p text:style-name="P12">Q26. What is the highest level of school you have completed or the highest degree you have received?</text:p>
      <text:p text:style-name="P6"/>
      <text:p text:style-name="P6">(<text:span text:style-name="T6">Note to researchers</text:span>: </text:p>
      <text:p text:style-name="P6">A comparison of differing ways to utilize ordinal variables for blocking was part of this study. To make this comparison, each respondent randomly received one of the two sets of education categories below and was blocked on his/her selection. Both sets of categories were blocked separately.)</text:p>
      <text:p text:style-name="P6"/>
      <text:p text:style-name="P21">Set A</text:p>
      <text:p text:style-name="P6">High school or lower <text:s/>(1) </text:p>
      <text:p text:style-name="P6">Some college <text:s/>(2) </text:p>
      <text:p text:style-name="P6">Associate degree <text:s/>(3) </text:p>
      <text:p text:style-name="P6">Bachelor's degree <text:s/>(4) </text:p>
      <text:p text:style-name="P6">Master's degree or higher <text:s/>(5) </text:p>
      <text:p text:style-name="P3"/>
      <text:p text:style-name="P4">Set B</text:p>
      <text:p text:style-name="P3">Up to 1st grade<text:bookmark-start text:name="__DdeLink__15209_138955110"/> <text:s/>(1)<text:bookmark-end text:name="__DdeLink__15209_138955110"/></text:p>
      <text:p text:style-name="P3">1st-4th grade <text:s/>(2)</text:p>
      <text:p text:style-name="P3">5th-6th grade <text:s/>(3)</text:p>
      <text:p text:style-name="P3">7th-8th grade <text:s/>(4)</text:p>
      <text:p text:style-name="P3">9th grade <text:s/>(5)</text:p>
      <text:p text:style-name="P3">10th grade <text:s/>(6)</text:p>
      <text:p text:style-name="P3">11th grade <text:s/>(7)</text:p>
      <text:p text:style-name="P3">12th grade <text:s/>(8)</text:p>
      <text:p text:style-name="P3">High school graduate <text:s/>(9)</text:p>
      <text:p text:style-name="P3">Some college <text:s/>(10)</text:p>
      <text:p text:style-name="P3">Associate degree <text:s/>(11)</text:p>
      <text:p text:style-name="P3">Bachelor's degree <text:s/>(12)</text:p>
      <text:p text:style-name="P3">Master's degree <text:s/>(13)</text:p>
      <text:p text:style-name="P3">Professional degree <text:s/>(14)</text:p>
      <text:p text:style-name="P6"><text:span text:style-name="T3">Doctorate <text:s/>(15)</text:span> </text:p>
      <text:p text:style-name="P6"><text:bookmark-start text:name="__DdeLink__9049_75728370"/></text:p>
      <text:p text:style-name="P3"><text:bookmark-end text:name="__DdeLink__9049_75728370"/></text:p>
      <text:p text:style-name="P28">Next, we would like to ask you about your opinion on two political issues. When you are ready, please hit “Continue” below.</text:p>
      <text:p text:style-name="P20"/>
      <text:p text:style-name="P20">(Please note: After you hit Continue, it might take a moment for the next page to load due to processing speeds. If this happens, please do not exit your browser. Your answer will be processed and recorded. This is part of the survey design.)</text:p>
      <text:p text:style-name="P12"><text:bookmark-start text:name="__DdeLink__39908_75728370"/><text:bookmark-start text:name="__DdeLink__39906_75728370"/><text:bookmark-start text:name="__DdeLink__15166_138955110"/><text:span text:style-name="T5">Please read the following text carefully and answer the questions that follow.</text:span><text:bookmark-end text:name="__DdeLink__39908_75728370"/><text:bookmark-end text:name="__DdeLink__39906_75728370"/> </text:p>
      <text:p text:style-name="P9"/>
      <text:p text:style-name="P10"><text:bookmark-start text:name="__DdeLink__36145_75728370"/>Potential New Healthcare Plan Introduced</text:p>
      <text:p text:style-name="P14"/>
      <text:p text:style-name="P6">Over the past few years, U.S. politicians have repeatedly debated the potential introduction of a new healthcare plan. One option is a healthcare plan that:</text:p>
      <text:p text:style-name="P6"/>
      <text:list xml:id="list4346466688229480736" text:style-name="L1">
        <text:list-item>
          <text:p text:style-name="P16">covers everyone in the US</text:p>
        </text:list-item>
        <text:list-item>
          <text:p text:style-name="P16">is paid for with a mix of fees paid by individuals and employers as well as tax dollars</text:p>
        </text:list-item>
        <text:list-item>
          <text:p text:style-name="P16">provides free healthcare for all services and drugs to those over 65 and low income people (unlike Medicare and Medicaid).<text:bookmark-end text:name="__DdeLink__36145_75728370"/></text:p>
        </text:list-item>
      </text:list>
      <text:p text:style-name="P6"/>
      <text:p text:style-name="P6"><text:bookmark-start text:name="__DdeLink__39910_75728370"/>[Randomly assign one of the following five treatment frames:]<text:bookmark-end text:name="__DdeLink__39910_75728370"/></text:p>
      <text:p text:style-name="P6"/>
      <text:p text:style-name="P4">Control</text:p>
      <text:p text:style-name="P3">(Nothing added)</text:p>
      <text:p text:style-name="P4"/>
      <text:p text:style-name="P4"><text:bookmark-start text:name="__DdeLink__32246_14793677271"/>Moral-Opposing</text:p>
      <text:p text:style-name="P3"><text:bookmark-start text:name="__DdeLink__21826_75728370"/><text:bookmark-start text:name="__DdeLink__33017_1479367727111"/><text:span text:style-name="T2">Some people think it is a bad idea to implement this healthcare plan. </text:span><text:bookmark-end text:name="__DdeLink__33017_1479367727111"/><text:span text:style-name="T2">They argue that elderly people and those with medical conditions will not get the level of care they need. Medical services will get worse and will take longer to access when everyone is covered, which particularly affects these vulnerable groups.</text:span><text:bookmark-end text:name="__DdeLink__21826_75728370"/></text:p>
      <text:p text:style-name="P4"><text:bookmark text:name="__DdeLink__32989_14793677271"/></text:p>
      <text:p text:style-name="P4">Moral-Supporting</text:p>
      <text:p text:style-name="P3"><text:bookmark-start text:name="__DdeLink__41776_75728370"/><text:bookmark-start text:name="__DdeLink__39999_75728370"/><text:bookmark-start text:name="__DdeLink__35312_1990128429"/><text:bookmark-start text:name="__DdeLink__29484_1454641191"/><text:bookmark-start text:name="__DdeLink__21832_75728370"/><text:bookmark-start text:name="__DdeLink__21829_75728370"/><text:bookmark-start text:name="__DdeLink__35293_1990128429"/><text:bookmark text:name="__DdeLink__35242_1990128429"/><text:span text:style-name="T2">Some people think it is a good idea to implement this healthcare plan.</text:span><text:bookmark-end text:name="__DdeLink__35293_1990128429"/><text:span text:style-name="T2"> They argue that it helps vulnerable members of society who are suffering. Increased health coverage will provide them with the services and drugs they need to survive. It will protect and support them but does not affect the majority of the population.</text:span><text:bookmark-end text:name="__DdeLink__41776_75728370"/><text:bookmark-end text:name="__DdeLink__39999_75728370"/><text:bookmark-end text:name="__DdeLink__21832_75728370"/><text:bookmark-end text:name="__DdeLink__21829_75728370"/></text:p>
      <text:p text:style-name="P3"><text:bookmark-end text:name="__DdeLink__35312_1990128429"/><text:bookmark-end text:name="__DdeLink__29484_1454641191"/></text:p>
      <text:p text:style-name="P4">Self-Interest-Opposing</text:p>
      <text:p text:style-name="P3"><text:bookmark-start text:name="__DdeLink__39988_75728370"/><text:bookmark-start text:name="__DdeLink__21835_75728370"/><text:bookmark-start text:name="__DdeLink__33017_1479367727131"/><text:span text:style-name="T2">Some people think it is a bad idea to implement this healthcare plan. </text:span><text:bookmark-end text:name="__DdeLink__33017_1479367727131"/><text:span text:style-name="T2">They argue that the majority of people will need to pay more for the same or even worse quality of care. Everyone who is not elderly or has low income will pick up the tab for these groups without receiving any benefits themselves.</text:span><text:bookmark-end text:name="__DdeLink__39988_75728370"/><text:bookmark-end text:name="__DdeLink__21835_75728370"/></text:p>
      <text:p text:style-name="P4"/>
      <text:p text:style-name="P4">Self-Interest-Supporting</text:p>
      <text:p text:style-name="P6"><text:bookmark-start text:name="__DdeLink__41773_75728370"/><text:bookmark-start text:name="__DdeLink__39992_75728370"/><text:bookmark-start text:name="__DdeLink__39985_75728370"/><text:bookmark-start text:name="__DdeLink__21838_75728370"/><text:bookmark-start text:name="__DdeLink__33017_147936772712"/><text:span text:style-name="T4">Some people think it is a good idea to implement this healthcare plan. </text:span><text:bookmark-end text:name="__DdeLink__33017_147936772712"/><text:span text:style-name="T4">They argue that we all want to be healthy and know that we and our families are safe, both financially and medically, if we get ill. We all want to be protected when we get older or in case we ever fall on hard times. We want to look after ourselves and our families</text:span><text:bookmark-end text:name="__DdeLink__32246_14793677271"/><text:span text:style-name="T4"> and make sure we are protected in times of need.</text:span><text:bookmark-end text:name="__DdeLink__41773_75728370"/><text:bookmark-end text:name="__DdeLink__39992_75728370"/><text:bookmark-end text:name="__DdeLink__39985_75728370"/><text:bookmark-end text:name="__DdeLink__21838_75728370"/></text:p>
      <text:p text:style-name="P6"/>
      <text:p text:style-name="P6"/>
      <text:p text:style-name="P5">Q27.<text:bookmark-start text:name="__DdeLink__15155_138955110"/> How do you feel about this healthcare plan?</text:p>
      <text:p text:style-name="P6"><text:bookmark-start text:name="__DdeLink__32305_1479367727"/>Strongly oppose (1)<text:bookmark-end text:name="__DdeLink__32305_1479367727"/></text:p>
      <text:p text:style-name="P6"><text:bookmark-start text:name="__DdeLink__32240_1479367727"/>Somewhat oppose (2)<text:bookmark-end text:name="__DdeLink__32240_1479367727"/></text:p>
      <text:p text:style-name="P6">Neither favor n<text:bookmark-start text:name="__DdeLink__32228_1479367727"/>or o<text:bookmark-end text:name="__DdeLink__32228_1479367727"/>ppose (3)</text:p>
      <text:p text:style-name="P6">Somewhat favor (4)</text:p>
      <text:p text:style-name="P6">Strongly favor<text:bookmark-start text:name="__DdeLink__32232_1479367727"/> (5)<text:bookmark-end text:name="__DdeLink__32232_1479367727"/></text:p>
      <text:p text:style-name="P6"><text:soft-page-break/></text:p>
      <text:p text:style-name="P6">Q28.<text:bookmark-start text:name="__DdeLink__20022_75728370"/> How would you rate this policy on a scale from 1 to 10, with 1 being the worst and 10 being the best?</text:p>
      <text:p text:style-name="P6"><text:bookmark-start text:name="__DdeLink__39912_75728370"/>[Slider with values from 1:10, including first decimals]<text:bookmark-end text:name="__DdeLink__39912_75728370"/></text:p>
      <text:p text:style-name="P6"><text:bookmark-end text:name="__DdeLink__20022_75728370"/></text:p>
      <text:p text:style-name="P6"><text:bookmark-end text:name="__DdeLink__15166_138955110"/></text:p>
      <text:p text:style-name="P12"><text:bookmark-end text:name="__DdeLink__15155_138955110"/>Q29. <text:bookmark-start text:name="__DdeLink__15173_138955110"/>A moment ago, you were informed about a plan that was recently debated. Which of the following political topics is the plan about?</text:p>
      <text:p text:style-name="P6">Immigration <text:s/>(1)</text:p>
      <text:p text:style-name="P6">Abortion <text:s/>(2)</text:p>
      <text:p text:style-name="P6">Healthcare <text:s/>(3)</text:p>
      <text:p text:style-name="P6">Taxes <text:s/>(4)</text:p>
      <text:p text:style-name="P6">Gun control <text:s/>(5)</text:p>
      <text:p text:style-name="P6">Same-sex marriage <text:s/>(6)</text:p>
      <text:p text:style-name="P6">Minimum wage <text:s/>(7)<text:bookmark-end text:name="__DdeLink__15173_138955110"/></text:p>
      <text:p text:style-name="P6"/>
      <text:p text:style-name="P22">(Please note: After you hit Continue, it might take a moment for the next page to load due to processing speeds. If this happens, please do not exit your browser. Your answer will be processed and recorded. This is part of the survey design.)</text:p>
      <text:p text:style-name="P6"/>
      <text:p text:style-name="P6"/>
      <text:p text:style-name="P29"><text:span text:style-name="T5">Please read the following text carefully and answer the questions that follow.</text:span></text:p>
      <text:p text:style-name="P6"/>
      <text:p text:style-name="P10">Stricter Environmental Regulations Discussed</text:p>
      <text:p text:style-name="P14"/>
      <text:p text:style-name="P6">Over the past few years, politicians have repeatedly debated the potential introduction of new environmental regulations to improve food safety in the US. The restrictions decrease the use of toxic pesticides that:</text:p>
      <text:p text:style-name="P6"/>
      <text:list xml:id="list7145358827086375656" text:style-name="L2">
        <text:list-item>
          <text:p text:style-name="P17">might contaminate crops, soil, and ground water</text:p>
        </text:list-item>
        <text:list-item>
          <text:p text:style-name="P17">are particularly harmful to the elderly and those with various medical conditions.</text:p>
        </text:list-item>
      </text:list>
      <text:p text:style-name="P6"/>
      <text:p text:style-name="P6">Farmers need to use less toxic substitutes or farm without pesticides. They receive state subsidies to cover parts of their increased costs.</text:p>
      <text:p text:style-name="P6"/>
      <text:p text:style-name="P6">[Randomly assign one of the following five treatment frames:]</text:p>
      <text:p text:style-name="P6"/>
      <text:p text:style-name="P4">Control</text:p>
      <text:p text:style-name="P5">(Nothing added)</text:p>
      <text:p text:style-name="P5"/>
      <text:p text:style-name="P4">Moral-Opposing</text:p>
      <text:p text:style-name="P5"><text:bookmark-start text:name="__DdeLink__21805_75728370"/>Some people think it is a bad idea to implement these restrictions. They argue that they increase the burden on farmers and make it harder for them to stay economically viable. Using no or substitute pesticides will lead to a large increase in costs. To cover these costs, they might need to lay off workers, take on debts or even close their business. <text:bookmark-end text:name="__DdeLink__21805_75728370"/></text:p>
      <text:p text:style-name="P4"><text:bookmark text:name="__DdeLink__32989_1479367727"/></text:p>
      <text:p text:style-name="P4"><text:bookmark-start text:name="__DdeLink__29440_1454641191"/><text:bookmark-start text:name="__DdeLink__32244_1479367727"/><text:bookmark-start text:name="__DdeLink__32246_1479367727"/>Moral-Supporting</text:p>
      <text:p text:style-name="P5"><text:bookmark-start text:name="__DdeLink__41770_75728370"/><text:bookmark-start text:name="__DdeLink__41752_75728370"/><text:bookmark-start text:name="__DdeLink__41750_75728370"/><text:bookmark-start text:name="__DdeLink__39982_75728370"/><text:bookmark-start text:name="__DdeLink__21809_75728370"/>Some people think it is a good idea to implement these restrictions. They argue that the elderly and people with medical conditions will suffer from the use of aggressive pesticides. These make them more vulnerable to diseases and even death. Their health deteriorates and they suffer. Increased restrictions give them the vital protection they need to survive and do not affect the majority of people.<text:bookmark-end text:name="__DdeLink__41770_75728370"/><text:bookmark-end text:name="__DdeLink__41752_75728370"/><text:bookmark-end text:name="__DdeLink__41750_75728370"/><text:bookmark-end text:name="__DdeLink__39982_75728370"/><text:bookmark-end text:name="__DdeLink__21809_75728370"/></text:p>
      <text:p text:style-name="P5"/>
      <text:p text:style-name="P4">Self-Interest-Opposing</text:p>
      <text:p text:style-name="P5"><text:bookmark-start text:name="__DdeLink__21813_75728370"/>Some people think it is a bad idea to implement these restrictions. They argue that the restrictions will increase food production costs and raise food prices. We will all need to pay more to cover the costs of the restrictions and have less money to spend on other things for us and our families.<text:bookmark-end text:name="__DdeLink__21813_75728370"/></text:p>
      <text:p text:style-name="P4"/>
      <text:p text:style-name="P4">Self-Interest-Supporting</text:p>
      <text:p text:style-name="P5"><text:bookmark-start text:name="__DdeLink__40040_75728370"/><text:bookmark-start text:name="__DdeLink__39964_75728370"/><text:bookmark-start text:name="__DdeLink__21821_75728370"/><text:bookmark-start text:name="__DdeLink__21817_75728370"/>Some people think it is a good idea to implement these restrictions. They argue that the restrictions protect us and our health. We and our families all benefit from healthier food with fewer chemicals. We will become sick less often, increase our life expectancy, and have more time for our families. <text:bookmark-end text:name="__DdeLink__40040_75728370"/><text:bookmark-end text:name="__DdeLink__39964_75728370"/><text:bookmark-end text:name="__DdeLink__21821_75728370"/><text:bookmark-end text:name="__DdeLink__21817_75728370"/>This will reduce our healthcare expenditures and give us more time for our families and more money to spend on other things.</text:p>
      <text:p text:style-name="P5"><text:bookmark-end text:name="__DdeLink__29440_1454641191"/><text:bookmark-end text:name="__DdeLink__32244_1479367727"/><text:bookmark-end text:name="__DdeLink__32246_1479367727"/></text:p>
      <text:p text:style-name="P5"/>
      <text:p text:style-name="P6">Q30. <text:span text:style-name="T4">How do you feel about these restrictions?</text:span></text:p>
      <text:p text:style-name="P6"><text:bookmark-start text:name="__DdeLink__32305_14793677272"/>Strongly oppose (1)<text:bookmark-end text:name="__DdeLink__32305_14793677272"/></text:p>
      <text:p text:style-name="P6"><text:bookmark-start text:name="__DdeLink__32240_14793677272"/>Somewhat oppose (2)<text:bookmark-end text:name="__DdeLink__32240_14793677272"/></text:p>
      <text:p text:style-name="P6">Neither favor n<text:bookmark-start text:name="__DdeLink__32228_14793677272"/>or o<text:bookmark-end text:name="__DdeLink__32228_14793677272"/>ppose (3)</text:p>
      <text:p text:style-name="P6"><text:soft-page-break/>Somewhat favor (4)</text:p>
      <text:p text:style-name="P6">Strongly favor<text:bookmark-start text:name="__DdeLink__32232_14793677272"/> (5)<text:bookmark-end text:name="__DdeLink__32232_14793677272"/></text:p>
      <text:p text:style-name="P6"/>
      <text:p text:style-name="P6">Q31. How would you rate this policy on a scale from 1 to 10, with 1 being the worst and 10 being the best?</text:p>
      <text:p text:style-name="P6">[Slider with values from 1:10, including first decimals]</text:p>
      <text:p text:style-name="P6"/>
      <text:p text:style-name="P6"/>
      <text:p text:style-name="P12">Q32. A moment ago, you were informed about a plan that was recently debated. Which of the following political topics is the plan about?</text:p>
      <text:p text:style-name="P6">Minimum wage <text:s/>(1)<text:bookmark-start text:name="__DdeLink__29554_1454641191"/></text:p>
      <text:p text:style-name="P6">Same-sex marriage <text:s/>(2)</text:p>
      <text:p text:style-name="P6">Taxes <text:s/>(3)</text:p>
      <text:p text:style-name="P6"><text:bookmark-end text:name="__DdeLink__29554_1454641191"/>Immigration <text:s/>(4)</text:p>
      <text:p text:style-name="P6">Environment <text:s/>(5)</text:p>
      <text:p text:style-name="P6">Gun control <text:s/>(6)</text:p>
      <text:p text:style-name="P6">Abortion <text:s/>(7)</text:p>
      <text:p text:style-name="P8"/>
      <text:p text:style-name="P28">Finally, do you have any comments for us regarding the design or the questions? If so, please share them here. This section can be left blank, but we are very grateful for any type of feedback you can give us.</text:p>
      <text:p text:style-name="P3"/>
      <text:p text:style-name="P3">Q33. Please enter any comments you have for us.</text:p>
      <text:p text:style-name="P3"/>
      <text:p text:style-name="P3">[Open-ended text input]</text:p>
      <text:p text:style-name="P29">You have answered all the questions in this survey. Thank you!</text:p>
      <text:p text:style-name="P3"/>
      <text:p text:style-name="P3">Once you hit “Continue”, you will be redirected.<text:bookmark-start text:name="__DdeLink__39914_75728370"/><text:bookmark-end text:name="__DdeLink__39914_75728370"/><text:bookmark text:name="__DdeLink__32985_14793677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iberation Sans" svg:font-family="'Liberation Sans', Arial" style:font-family-generic="swiss"/>
    <style:font-face style:name="Arial" svg:font-family="Arial" style:font-family-generic="roman" style:font-pitch="variable"/>
    <style:font-face style:name="Calibri" svg:font-family="Calibri" style:font-family-generic="roman"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in"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US" style:font-name-asian="Arial Unicode MS"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arSlider" style:family="paragraph" style:parent-style-name="Standard" style:default-outline-level="" style:list-style-name="">
      <style:paragraph-properties fo:margin-top="0.0555in" fo:margin-bottom="0in" fo:line-height="100%" fo:padding="0in" fo:border-left="none" fo:border-right="none" fo:border-top="0.278in solid #499fd1" fo:border-bottom="none"/>
    </style:style>
    <style:style style:name="QSummary" style:family="paragraph" style:parent-style-name="Standard" style:default-outline-level="" style:list-style-name="">
      <style:text-properties fo:font-weight="bold" style:font-weight-asian="bold"/>
    </style:style>
    <style:style style:name="QLabel" style:family="paragraph" style:parent-style-name="Standard" style:default-outline-level="" style:list-style-name="">
      <style:paragraph-properties fo:background-color="#d9d9d9" fo:padding-left="0.0555in" fo:padding-right="0.0555in" fo:padding-top="0in" fo:padding-bottom="0in" fo:border-left="0.0071in solid #d9d9d9" fo:border-right="0.0071in solid #d9d9d9" fo:border-top="none" fo:border-bottom="none">
        <style:background-image/>
      </style:paragraph-properties>
      <style:text-properties fo:font-size="16pt" fo:font-weight="bold" style:font-size-asian="16pt" style:font-weight-asian="bold"/>
    </style:style>
    <style:style style:name="WhiteText" style:family="paragraph" style:default-outline-level="" style:list-style-name="">
      <style:paragraph-properties fo:margin-top="0in" fo:margin-bottom="0in" fo:line-height="100%" fo:orphans="2" fo:widows="2" style:writing-mode="lr-tb"/>
      <style:text-properties fo:color="#ffffff"/>
    </style:style>
    <style:style style:name="WhiteCompositeLabel" style:family="paragraph" style:default-outline-level="" style:list-style-name="">
      <style:paragraph-properties fo:margin-top="0.0299in" fo:margin-bottom="0.0299in" fo:line-height="100%" fo:text-align="center" style:justify-single-word="false" fo:orphans="2" fo:widows="2" style:writing-mode="lr-tb"/>
      <style:text-properties fo:color="#ffffff" style:font-name="Calibri" fo:font-weight="bold" style:font-name-asian="Times New Roman" style:font-weight-asian="bold" style:font-name-complex="Times New Roman"/>
    </style:style>
    <style:style style:name="CompositeLabel" style:family="paragraph" style:default-outline-level="" style:list-style-name="">
      <style:paragraph-properties fo:margin-top="0.0299in" fo:margin-bottom="0.0299in" fo:line-height="100%" fo:text-align="center" style:justify-single-word="false" fo:orphans="2" fo:widows="2" style:writing-mode="lr-tb"/>
      <style:text-properties style:use-window-font-color="true" style:font-name="Calibri" fo:font-weight="bold" style:font-name-asian="Times New Roman" style:font-weight-asian="bold" style:font-name-complex="Times New Roman"/>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QDisplayLogic" style:family="paragraph" style:parent-style-name="Standard" style:default-outline-level="" style:list-style-name="">
      <style:paragraph-properties fo:margin-top="0.0835in" fo:margin-bottom="0.0835in" fo:line-height="0.1665in" fo:background-color="#6898bb">
        <style:background-image/>
      </style:paragraph-properties>
      <style:text-properties fo:color="#ffffff" fo:font-size="10pt" fo:font-style="italic" style:font-size-asian="10pt" style:font-style-asian="italic"/>
    </style:style>
    <style:style style:name="QSkipLogic" style:family="paragraph" style:parent-style-name="Standard" style:default-outline-level="" style:list-style-name="">
      <style:paragraph-properties fo:margin-top="0.0835in" fo:margin-bottom="0.0835in" fo:line-height="0.1665in" fo:background-color="#8d8d8d">
        <style:background-image/>
      </style:paragraph-properties>
      <style:text-properties fo:color="#ffffff" fo:font-size="10pt" fo:font-style="italic" style:font-size-asian="10pt" style:font-style-asian="italic"/>
    </style:style>
    <style:style style:name="SingleLineText" style:family="paragraph" style:default-outline-level="" style:list-style-name="">
      <style:paragraph-properties fo:margin-top="0in" fo:margin-bottom="0in" fo:line-height="100%" fo:orphans="2" fo:widows="2" style:writing-mode="lr-tb"/>
      <style:text-properties style:use-window-font-color="true"/>
    </style:style>
    <style:style style:name="QDynamicChoices" style:family="paragraph" style:parent-style-name="Standard" style:default-outline-level="" style:list-style-name="">
      <style:paragraph-properties fo:margin-top="0.0835in" fo:margin-bottom="0.0835in" fo:line-height="0.1665in" fo:background-color="#6fac3d">
        <style:background-image/>
      </style:paragraph-properties>
      <style:text-properties fo:color="#ffffff" fo:font-size="10pt" fo:font-style="italic" style:font-size-asian="10pt" style:font-style-asian="italic"/>
    </style:style>
    <style:style style:name="QReusableChoices" style:family="paragraph" style:parent-style-name="Standard" style:default-outline-level="" style:list-style-name="">
      <style:paragraph-properties fo:margin-top="0.0835in" fo:margin-bottom="0.0835in" fo:line-height="0.1665in" fo:background-color="#3ea18e">
        <style:background-image/>
      </style:paragraph-properties>
      <style:text-properties fo:color="#ffffff" fo:font-size="10pt" fo:font-style="italic" style:font-size-asian="10pt" style:font-style-asian="italic"/>
    </style:style>
    <style:style style:name="H1" style:family="paragraph" style:default-outline-level="" style:list-style-name="">
      <style:paragraph-properties fo:margin-top="0in" fo:margin-bottom="0.1665in" fo:line-height="100%" fo:orphans="2" fo:widows="2" style:writing-mode="lr-tb"/>
      <style:text-properties fo:color="#000000" fo:font-size="32pt" fo:font-weight="bold" style:font-size-asian="32pt" style:font-weight-asian="bold" style:font-size-complex="32pt"/>
    </style:style>
    <style:style style:name="H2" style:family="paragraph" style:default-outline-level="" style:list-style-name="">
      <style:paragraph-properties fo:margin-top="0in" fo:margin-bottom="0.1665in" fo:line-height="100%" fo:orphans="2" fo:widows="2" style:writing-mode="lr-tb"/>
      <style:text-properties fo:color="#000000" fo:font-size="24pt" fo:font-weight="bold" style:font-size-asian="24pt" style:font-weight-asian="bold" style:font-size-complex="24pt"/>
    </style:style>
    <style:style style:name="H3" style:family="paragraph" style:default-outline-level="" style:list-style-name="">
      <style:paragraph-properties fo:margin-top="0in" fo:margin-bottom="0.0835in" fo:line-height="100%" fo:orphans="2" fo:widows="2" style:writing-mode="lr-tb"/>
      <style:text-properties fo:color="#000000" fo:font-size="18pt" fo:font-weight="bold" style:font-size-asian="18pt" style:font-weight-asian="bold" style:font-size-complex="18pt"/>
    </style:style>
    <style:style style:name="BlockStartLabel" style:family="paragraph" style:parent-style-name="Standard" style:default-outline-level="" style:list-style-name="">
      <style:paragraph-properties fo:margin-top="0.0835in" fo:margin-bottom="0.0835in" fo:line-height="100%"/>
      <style:text-properties fo:color="#cccccc" fo:font-weight="bold" style:font-weight-asian="bold"/>
    </style:style>
    <style:style style:name="BlockEndLabel" style:family="paragraph" style:parent-style-name="Standard" style:default-outline-level="" style:list-style-name="">
      <style:paragraph-properties fo:margin-top="0.0835in" fo:margin-bottom="0in" fo:line-height="100%"/>
      <style:text-properties fo:color="#cccccc" fo:font-weight="bold" style:font-weight-asian="bold"/>
    </style:style>
    <style:style style:name="BlockSeparator" style:family="paragraph" style:parent-style-name="Standard" style:default-outline-level="" style:list-style-name="">
      <style:paragraph-properties fo:margin-top="0in" fo:margin-bottom="0in" fo:line-height="50%" fo:text-align="center" style:justify-single-word="false" fo:padding="0in" fo:border-left="none" fo:border-right="none" fo:border-top="none" fo:border-bottom="0.0138in solid #cccccc"/>
      <style:text-properties fo:color="#cccccc" fo:font-weight="bold" style:font-weight-asian="bold"/>
    </style:style>
    <style:style style:name="QuestionSeparator" style:family="paragraph" style:parent-style-name="Standard" style:default-outline-level="" style:list-style-name="">
      <style:paragraph-properties fo:margin-top="0.0835in" fo:margin-bottom="0.0835in" fo:line-height="50%" fo:padding="0in" fo:border-left="none" fo:border-right="none" fo:border-top="0.0138in solid #cccccc" fo:border-bottom="none"/>
    </style:style>
    <style:style style:name="Dropdown" style:family="paragraph" style:parent-style-name="Standard" style:default-outline-level="" style:list-style-name="">
      <style:paragraph-properties fo:margin-top="0.0835in" fo:margin-bottom="0.0835in" fo:line-height="100%" fo:padding="0.0555in" fo:border="0.0071in solid #cccccc"/>
    </style:style>
    <style:style style:name="TextEntryLine" style:family="paragraph" style:parent-style-name="Standard" style:default-outline-level="" style:list-style-name="">
      <style:paragraph-properties fo:margin-top="0.1665in" fo:margin-bottom="0in" fo:line-height="100%"/>
    </style:style>
    <style:style style:name="Footer" style:family="paragraph" style:parent-style-name="Standard" style:default-outline-level="" style:list-style-name="" style:class="extra">
      <style:paragraph-properties fo:line-height="100%" text:number-lines="false" text:line-number="0">
        <style:tab-stops>
          <style:tab-stop style:position="3.25in" style:type="center"/>
          <style:tab-stop style:position="6.5in"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SFGreen" style:family="paragraph" style:parent-style-name="Standard" style:default-outline-level="" style:list-style-name="">
      <style:paragraph-properties fo:background-color="#edf2e3" fo:padding="0.0555in" fo:border="0.0071in solid #d1d9bd">
        <style:background-image/>
      </style:paragraph-properties>
      <style:text-properties fo:color="#809163" fo:font-weight="bold" style:font-weight-asian="bold"/>
    </style:style>
    <style:style style:name="SFBlue" style:family="paragraph" style:parent-style-name="Standard" style:default-outline-level="" style:list-style-name="">
      <style:paragraph-properties fo:background-color="#e6ecf5" fo:padding="0.0555in" fo:border="0.0071in solid #c3cddb">
        <style:background-image/>
      </style:paragraph-properties>
      <style:text-properties fo:color="#426092" fo:font-weight="bold" style:font-weight-asian="bold"/>
    </style:style>
    <style:style style:name="SFPurple" style:family="paragraph" style:parent-style-name="Standard" style:default-outline-level="" style:list-style-name="">
      <style:paragraph-properties fo:background-color="#f2e3f2" fo:padding="0.0555in" fo:border="0.0071in solid #d1c0d1">
        <style:background-image/>
      </style:paragraph-properties>
      <style:text-properties fo:color="#916391" fo:font-weight="bold" style:font-weight-asian="bold"/>
    </style:style>
    <style:style style:name="SFGray" style:family="paragraph" style:parent-style-name="Standard" style:default-outline-level="" style:list-style-name="">
      <style:paragraph-properties fo:background-color="#f2f2f2" fo:padding="0.0555in" fo:border="0.0071in solid #cfcfcf">
        <style:background-image/>
      </style:paragraph-properties>
      <style:text-properties fo:color="#555555" fo:font-weight="bold" style:font-weight-asian="bold"/>
    </style:style>
    <style:style style:name="SFRed" style:family="paragraph" style:parent-style-name="Standard" style:default-outline-level="" style:list-style-name="">
      <style:paragraph-properties fo:background-color="#8c0707" fo:padding="0.0555in" fo:border="0.0071in solid #700606">
        <style:background-image/>
      </style:paragraph-properties>
      <style:text-properties fo:color="#ffffff" fo:font-weight="bold" style:font-weight-asian="bold"/>
    </style:style>
    <style:style style:name="QPlaceholderAlert" style:family="paragraph" style:parent-style-name="Standard" style:default-outline-level="" style:list-style-name="">
      <style:text-properties fo:color="#ff0000"/>
    </style:style>
    <style:style style:name="Default_20_Paragraph_20_Font" style:display-name="Default Paragraph Font" style:family="text"/>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ListLabel_20_1" style:display-name="ListLabel 1" style:family="text">
      <style:text-properties fo:color="#bfbfbf" fo:font-size="28pt" style:font-name-asian="Courier New" style:font-size-asian="28pt" style:font-name-complex="Courier New"/>
    </style:style>
    <style:style style:name="ListLabel_20_2" style:display-name="ListLabel 2" style:family="text">
      <style:text-properties fo:color="#bfbfbf" fo:font-size="26pt" style:font-name-asian="Courier New" style:font-size-asian="26pt"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in" fo:margin-right="0.25in" fo:text-indent="0in" style:auto-text-indent="false"/>
    </style:style>
    <style:style style:name="MT1" style:family="text"/>
    <style:style style:name="MT2" style:family="text">
      <style:text-properties fo:color="#000000"/>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style:master-page style:name="Converted7" style:page-layout-name="Mpm1"/>
    <style:master-page style:name="Converted8" style:page-layout-name="Mpm1"/>
    <style:master-page style:name="Converted9" style:page-layout-name="Mpm1"/>
    <style:master-page style:name="Converted10" style:page-layout-name="Mpm1"/>
    <style:master-page style:name="Converted11" style:page-layout-name="Mpm1"/>
    <style:master-page style:name="Converted12" style:page-layout-name="Mpm1"/>
    <style:master-page style:name="Converted13" style:page-layout-name="Mpm1"/>
    <style:master-page style:name="Converted14" style:page-layout-name="Mpm1"/>
    <style:master-page style:name="Converted15" style:page-layout-name="Mpm1"/>
    <style:master-page style:name="Converted16" style:page-layout-name="Mpm1"/>
    <style:master-page style:name="Converted17" style:page-layout-name="Mpm1"/>
    <style:master-page style:name="Converted18" style:page-layout-name="Mpm1"/>
    <style:master-page style:name="Converted19" style:page-layout-name="Mpm1"/>
    <style:master-page style:name="Converted20" style:page-layout-name="Mpm1"/>
    <style:master-page style:name="Converted21" style:page-layout-name="Mpm1"/>
    <style:master-page style:name="Converted22" style:page-layout-name="Mpm1"/>
    <style:master-page style:name="Converted23" style:page-layout-name="Mpm1"/>
    <style:master-page style:name="Converted24" style:page-layout-name="Mpm1"/>
    <style:master-page style:name="Converted25" style:page-layout-name="Mpm1"/>
    <style:master-page style:name="Converted26" style:page-layout-name="Mpm1"/>
    <style:master-page style:name="Converted27" style:page-layout-name="Mpm1"/>
    <style:master-page style:name="Converted28" style:page-layout-name="Mpm1"/>
    <style:master-page style:name="Converted29" style:page-layout-name="Mpm1"/>
    <style:master-page style:name="Converted30" style:page-layout-name="Mpm1"/>
    <style:master-page style:name="Converted31" style:page-layout-name="Mpm1"/>
    <style:master-page style:name="Converted32" style:page-layout-name="Mpm1"/>
    <style:master-page style:name="Converted33" style:page-layout-name="Mpm1"/>
    <style:master-page style:name="Converted34" style:page-layout-name="Mpm1"/>
    <style:master-page style:name="Converted35" style:page-layout-name="Mpm1"/>
    <style:master-page style:name="Converted36" style:page-layout-name="Mpm1"/>
    <style:master-page style:name="Converted37" style:page-layout-name="Mpm1"/>
    <style:master-page style:name="Converted38" style:page-layout-name="Mpm1"/>
    <style:master-page style:name="Converted39" style:page-layout-name="Mpm1"/>
    <style:master-page style:name="Converted40" style:page-layout-name="Mpm1"/>
    <style:master-page style:name="Converted41" style:page-layout-name="Mpm1"/>
    <style:master-page style:name="Converted42" style:page-layout-name="Mpm1"/>
    <style:master-page style:name="Converted43" style:page-layout-name="Mpm1"/>
    <style:master-page style:name="Converted44" style:page-layout-name="Mpm1"/>
    <style:master-page style:name="Converted45" style:page-layout-name="Mpm1"/>
    <style:master-page style:name="Converted46" style:page-layout-name="Mpm1"/>
    <style:master-page style:name="Converted47" style:page-layout-name="Mpm1"/>
    <style:master-page style:name="Converted48" style:page-layout-name="Mpm1"/>
    <style:master-page style:name="Converted49" style:page-layout-name="Mpm1"/>
    <style:master-page style:name="Converted50" style:page-layout-name="Mpm1"/>
    <style:master-page style:name="Converted51" style:page-layout-name="Mpm1"/>
    <style:master-page style:name="Converted52" style:page-layout-name="Mpm1"/>
    <style:master-page style:name="Converted53" style:page-layout-name="Mpm1"/>
    <style:master-page style:name="Converted54" style:page-layout-name="Mpm1"/>
    <style:master-page style:name="Converted55" style:page-layout-name="Mpm1"/>
    <style:master-page style:name="Converted56" style:page-layout-name="Mpm1"/>
    <style:master-page style:name="Converted57" style:page-layout-name="Mpm1"/>
    <style:master-page style:name="Converted58" style:page-layout-name="Mpm1"/>
    <style:master-page style:name="Converted59" style:page-layout-name="Mpm1"/>
    <style:master-page style:name="Converted60" style:page-layout-name="Mpm1"/>
    <style:master-page style:name="Converted61" style:page-layout-name="Mpm1"/>
    <style:master-page style:name="Converted62" style:page-layout-name="Mpm1"/>
    <style:master-page style:name="Converted63" style:page-layout-name="Mpm1"/>
    <style:master-page style:name="Converted64" style:page-layout-name="Mpm1"/>
    <style:master-page style:name="Converted65" style:page-layout-name="Mpm1"/>
    <style:master-page style:name="Converted66" style:page-layout-name="Mpm1"/>
    <style:master-page style:name="Converted67" style:page-layout-name="Mpm1"/>
    <style:master-page style:name="Converted68" style:page-layout-name="Mpm1"/>
    <style:master-page style:name="Converted69" style:page-layout-name="Mpm1"/>
    <style:master-page style:name="Converted70" style:page-layout-name="Mpm1"/>
    <style:master-page style:name="Converted71" style:page-layout-name="Mpm1"/>
    <style:master-page style:name="Converted72" style:page-layout-name="Mpm1"/>
    <style:master-page style:name="Converted73" style:page-layout-name="Mpm1"/>
    <style:master-page style:name="Converted74" style:page-layout-name="Mpm1"/>
    <style:master-page style:name="Converted75" style:page-layout-name="Mpm1"/>
    <style:master-page style:name="Converted76" style:page-layout-name="Mpm1"/>
    <style:master-page style:name="Converted77" style:page-layout-name="Mpm1"/>
    <style:master-page style:name="Converted78" style:page-layout-name="Mpm1"/>
    <style:master-page style:name="Converted79" style:page-layout-name="Mpm1"/>
    <style:master-page style:name="Converted80" style:page-layout-name="Mpm1"/>
    <style:master-page style:name="Converted81" style:page-layout-name="Mpm1"/>
    <style:master-page style:name="Converted82" style:page-layout-name="Mpm1"/>
    <style:master-page style:name="Converted83" style:page-layout-name="Mpm1"/>
    <style:master-page style:name="Converted84" style:page-layout-name="Mpm1"/>
    <style:master-page style:name="Converted85" style:page-layout-name="Mpm1"/>
    <style:master-page style:name="Converted86" style:page-layout-name="Mpm1"/>
    <style:master-page style:name="Converted87" style:page-layout-name="Mpm1"/>
    <style:master-page style:name="Converted88" style:page-layout-name="Mpm1"/>
    <style:master-page style:name="Converted89" style:page-layout-name="Mpm1"/>
    <style:master-page style:name="Converted90" style:page-layout-name="Mpm1"/>
    <style:master-page style:name="Converted91" style:page-layout-name="Mpm1"/>
    <style:master-page style:name="Converted92" style:page-layout-name="Mpm1"/>
    <style:master-page style:name="Converted93" style:page-layout-name="Mpm1"/>
    <style:master-page style:name="Converted94" style:page-layout-name="Mpm1"/>
    <style:master-page style:name="Converted95" style:page-layout-name="Mpm1"/>
    <style:master-page style:name="Converted96" style:page-layout-name="Mpm1"/>
    <style:master-page style:name="Converted97" style:page-layout-name="Mpm1"/>
    <style:master-page style:name="Converted98" style:page-layout-name="Mpm1"/>
    <style:master-page style:name="Converted99" style:page-layout-name="Mpm1"/>
    <style:master-page style:name="Converted100" style:page-layout-name="Mpm1"/>
    <style:master-page style:name="Converted101" style:page-layout-name="Mpm1"/>
    <style:master-page style:name="Converted102" style:page-layout-name="Mpm1"/>
    <style:master-page style:name="Converted103" style:page-layout-name="Mpm1"/>
    <style:master-page style:name="Converted104" style:page-layout-name="Mpm1"/>
    <style:master-page style:name="Converted105" style:page-layout-name="Mpm1"/>
    <style:master-page style:name="Converted106" style:page-layout-name="Mpm1"/>
    <style:master-page style:name="Converted107" style:page-layout-name="Mpm1"/>
    <style:master-page style:name="Converted108" style:page-layout-name="Mpm1"/>
    <style:master-page style:name="Converted109" style:page-layout-name="Mpm1"/>
    <style:master-page style:name="Converted110" style:page-layout-name="Mpm1"/>
    <style:master-page style:name="Converted111" style:page-layout-name="Mpm1"/>
    <style:master-page style:name="Converted112" style:page-layout-name="Mpm1"/>
    <style:master-page style:name="Converted113" style:page-layout-name="Mpm1"/>
    <style:master-page style:name="Converted114" style:page-layout-name="Mpm1"/>
    <style:master-page style:name="Converted115" style:page-layout-name="Mpm1"/>
    <style:master-page style:name="Converted116" style:page-layout-name="Mpm1"/>
    <style:master-page style:name="Converted117" style:page-layout-name="Mpm1"/>
    <style:master-page style:name="Converted118" style:page-layout-name="Mpm1"/>
    <style:master-page style:name="Converted119" style:page-layout-name="Mpm1"/>
    <style:master-page style:name="Converted120" style:page-layout-name="Mpm1"/>
    <style:master-page style:name="Converted121" style:page-layout-name="Mpm1"/>
    <style:master-page style:name="Converted122" style:page-layout-name="Mpm1"/>
    <style:master-page style:name="Converted123" style:page-layout-name="Mpm1"/>
    <style:master-page style:name="Converted124" style:page-layout-name="Mpm1"/>
    <style:master-page style:name="Converted125" style:page-layout-name="Mpm1"/>
    <style:master-page style:name="Converted126" style:page-layout-name="Mpm1"/>
    <style:master-page style:name="Converted127" style:page-layout-name="Mpm1"/>
    <style:master-page style:name="Converted128" style:page-layout-name="Mpm1"/>
    <style:master-page style:name="Converted129" style:page-layout-name="Mpm1"/>
    <style:master-page style:name="Converted130" style:page-layout-name="Mpm1"/>
    <style:master-page style:name="Converted131" style:page-layout-name="Mpm1"/>
    <style:master-page style:name="Converted132" style:page-layout-name="Mpm1"/>
    <style:master-page style:name="Converted133" style:page-layout-name="Mpm1"/>
    <style:master-page style:name="Converted134" style:page-layout-name="Mpm1"/>
    <style:master-page style:name="Converted135" style:page-layout-name="Mpm1"/>
    <style:master-page style:name="Converted136" style:page-layout-name="Mpm1"/>
    <style:master-page style:name="Converted137" style:page-layout-name="Mpm1"/>
    <style:master-page style:name="Converted138" style:page-layout-name="Mpm1"/>
    <style:master-page style:name="Converted139" style:page-layout-name="Mpm1"/>
    <style:master-page style:name="Converted140" style:page-layout-name="Mpm1"/>
    <style:master-page style:name="Converted141" style:page-layout-name="Mpm1"/>
    <style:master-page style:name="Converted142" style:page-layout-name="Mpm1"/>
    <style:master-page style:name="Converted143" style:page-layout-name="Mpm1"/>
    <style:master-page style:name="Converted144" style:page-layout-name="Mpm1"/>
    <style:master-page style:name="Converted145" style:page-layout-name="Mpm1"/>
    <style:master-page style:name="Converted146" style:page-layout-name="Mpm1"/>
    <style:master-page style:name="Converted147" style:page-layout-name="Mpm1"/>
    <style:master-page style:name="Converted148" style:page-layout-name="Mpm1"/>
    <style:master-page style:name="Converted149" style:page-layout-name="Mpm1"/>
    <style:master-page style:name="Converted150" style:page-layout-name="Mpm1"/>
    <style:master-page style:name="Converted151" style:page-layout-name="Mpm1"/>
    <style:master-page style:name="Converted152" style:page-layout-name="Mpm1"/>
    <style:master-page style:name="Converted153" style:page-layout-name="Mpm1"/>
    <style:master-page style:name="Converted154" style:page-layout-name="Mpm1"/>
    <style:master-page style:name="Converted155" style:page-layout-name="Mpm1"/>
    <style:master-page style:name="Converted156" style:page-layout-name="Mpm1"/>
    <style:master-page style:name="Converted157" style:page-layout-name="Mpm1"/>
    <style:master-page style:name="Converted158" style:page-layout-name="Mpm1"/>
    <style:master-page style:name="Converted159" style:page-layout-name="Mpm1"/>
    <style:master-page style:name="Converted160" style:page-layout-name="Mpm1"/>
    <style:master-page style:name="Converted161" style:page-layout-name="Mpm1"/>
    <style:master-page style:name="Converted162" style:page-layout-name="Mpm1"/>
    <style:master-page style:name="Converted163" style:page-layout-name="Mpm1"/>
    <style:master-page style:name="Converted164" style:page-layout-name="Mpm1"/>
    <style:master-page style:name="Converted165" style:page-layout-name="Mpm1"/>
    <style:master-page style:name="Converted166" style:page-layout-name="Mpm1"/>
    <style:master-page style:name="Converted167" style:page-layout-name="Mpm1"/>
    <style:master-page style:name="Converted168" style:page-layout-name="Mpm1"/>
    <style:master-page style:name="Converted169" style:page-layout-name="Mpm1"/>
    <style:master-page style:name="Converted170" style:page-layout-name="Mpm1"/>
    <style:master-page style:name="Converted171" style:page-layout-name="Mpm1"/>
    <style:master-page style:name="Converted172" style:page-layout-name="Mpm1"/>
    <style:master-page style:name="Converted173" style:page-layout-name="Mpm1"/>
    <style:master-page style:name="Converted174" style:page-layout-name="Mpm1"/>
    <style:master-page style:name="Converted175" style:page-layout-name="Mpm1"/>
    <style:master-page style:name="Converted176" style:page-layout-name="Mpm1"/>
    <style:master-page style:name="Converted177" style:page-layout-name="Mpm1"/>
    <style:master-page style:name="Converted178" style:page-layout-name="Mpm1"/>
    <style:master-page style:name="Converted179" style:page-layout-name="Mpm1"/>
    <style:master-page style:name="Converted180" style:page-layout-name="Mpm1"/>
    <style:master-page style:name="Converted181" style:page-layout-name="Mpm1"/>
    <style:master-page style:name="Converted182" style:page-layout-name="Mpm1"/>
    <style:master-page style:name="Converted183" style:page-layout-name="Mpm1"/>
    <style:master-page style:name="Converted184" style:page-layout-name="Mpm1"/>
    <style:master-page style:name="Converted185" style:page-layout-name="Mpm1"/>
    <style:master-page style:name="Converted186" style:page-layout-name="Mpm1"/>
    <style:master-page style:name="Converted187" style:page-layout-name="Mpm1"/>
    <style:master-page style:name="Converted188" style:page-layout-name="Mpm1"/>
    <style:master-page style:name="Converted189" style:page-layout-name="Mpm1"/>
    <style:master-page style:name="Converted190" style:page-layout-name="Mpm1"/>
    <style:master-page style:name="Converted191" style:page-layout-name="Mpm1"/>
    <style:master-page style:name="Converted192" style:page-layout-name="Mpm1"/>
    <style:master-page style:name="Converted193" style:page-layout-name="Mpm1"/>
    <style:master-page style:name="Converted194" style:page-layout-name="Mpm1"/>
    <style:master-page style:name="Converted195" style:page-layout-name="Mpm1"/>
    <style:master-page style:name="Converted196" style:page-layout-name="Mpm1"/>
    <style:master-page style:name="Converted197" style:page-layout-name="Mpm1"/>
    <style:master-page style:name="Converted198" style:page-layout-name="Mpm1"/>
    <style:master-page style:name="Converted199" style:page-layout-name="Mpm1"/>
    <style:master-page style:name="Converted200" style:page-layout-name="Mpm1"/>
    <style:master-page style:name="Converted201" style:page-layout-name="Mpm1"/>
    <style:master-page style:name="Converted202" style:page-layout-name="Mpm1"/>
    <style:master-page style:name="Converted203" style:page-layout-name="Mpm1"/>
    <style:master-page style:name="Converted204" style:page-layout-name="Mpm1"/>
    <style:master-page style:name="Converted205" style:page-layout-name="Mpm1"/>
    <style:master-page style:name="Converted206" style:page-layout-name="Mpm1"/>
    <style:master-page style:name="Converted207" style:page-layout-name="Mpm1"/>
    <style:master-page style:name="Converted208" style:page-layout-name="Mpm1"/>
    <style:master-page style:name="Converted209" style:page-layout-name="Mpm1"/>
    <style:master-page style:name="Converted210" style:page-layout-name="Mpm1"/>
    <style:master-page style:name="Converted211" style:page-layout-name="Mpm1"/>
    <style:master-page style:name="Converted212" style:page-layout-name="Mpm1"/>
    <style:master-page style:name="Converted213" style:page-layout-name="Mpm1"/>
    <style:master-page style:name="Converted214" style:page-layout-name="Mpm1"/>
    <style:master-page style:name="Converted215" style:page-layout-name="Mpm1"/>
    <style:master-page style:name="Converted216" style:page-layout-name="Mpm1"/>
    <style:master-page style:name="Converted217" style:page-layout-name="Mpm1"/>
    <style:master-page style:name="Converted218" style:page-layout-name="Mpm1"/>
    <style:master-page style:name="Converted219" style:page-layout-name="Mpm1"/>
    <style:master-page style:name="Converted220" style:page-layout-name="Mpm1"/>
    <style:master-page style:name="Converted221" style:page-layout-name="Mpm1"/>
    <style:master-page style:name="Converted222" style:page-layout-name="Mpm1"/>
    <style:master-page style:name="Converted223" style:page-layout-name="Mpm1"/>
    <style:master-page style:name="Converted224" style:page-layout-name="Mpm1"/>
    <style:master-page style:name="Converted225" style:page-layout-name="Mpm1"/>
    <style:master-page style:name="Converted226" style:page-layout-name="Mpm1"/>
    <style:master-page style:name="Converted227" style:page-layout-name="Mpm1"/>
    <style:master-page style:name="Converted228" style:page-layout-name="Mpm1"/>
    <style:master-page style:name="Converted229" style:page-layout-name="Mpm1"/>
    <style:master-page style:name="Converted230" style:page-layout-name="Mpm1"/>
    <style:master-page style:name="Converted231" style:page-layout-name="Mpm1"/>
    <style:master-page style:name="Converted232" style:page-layout-name="Mpm1"/>
    <style:master-page style:name="Converted233" style:page-layout-name="Mpm1"/>
    <style:master-page style:name="Converted234" style:page-layout-name="Mpm1"/>
    <style:master-page style:name="Converted235" style:page-layout-name="Mpm1"/>
    <style:master-page style:name="Converted236" style:page-layout-name="Mpm1"/>
    <style:master-page style:name="Converted237" style:page-layout-name="Mpm1"/>
    <style:master-page style:name="Converted238" style:page-layout-name="Mpm1"/>
    <style:master-page style:name="Converted239" style:page-layout-name="Mpm1"/>
    <style:master-page style:name="Converted240" style:page-layout-name="Mpm1"/>
    <style:master-page style:name="Converted241" style:page-layout-name="Mpm1"/>
    <style:master-page style:name="Converted242" style:page-layout-name="Mpm1"/>
    <style:master-page style:name="Converted243" style:page-layout-name="Mpm1"/>
    <style:master-page style:name="Converted244" style:page-layout-name="Mpm1"/>
    <style:master-page style:name="Converted245" style:page-layout-name="Mpm1"/>
    <style:master-page style:name="Converted246" style:page-layout-name="Mpm1"/>
    <style:master-page style:name="Converted247" style:page-layout-name="Mpm1"/>
    <style:master-page style:name="Converted248" style:page-layout-name="Mpm1"/>
    <style:master-page style:name="Converted249" style:page-layout-name="Mpm1"/>
    <style:master-page style:name="Converted250" style:page-layout-name="Mpm1"/>
    <style:master-page style:name="Converted251" style:page-layout-name="Mpm1"/>
    <style:master-page style:name="Converted252" style:page-layout-name="Mpm1"/>
    <style:master-page style:name="Converted253" style:page-layout-name="Mpm1"/>
    <style:master-page style:name="Converted254" style:page-layout-name="Mpm1"/>
    <style:master-page style:name="Converted255" style:page-layout-name="Mpm1"/>
    <style:master-page style:name="Converted256" style:page-layout-name="Mpm1"/>
    <style:master-page style:name="Converted257" style:page-layout-name="Mpm1"/>
    <style:master-page style:name="Converted258" style:page-layout-name="Mpm1"/>
    <style:master-page style:name="Converted259" style:page-layout-name="Mpm1"/>
    <style:master-page style:name="Converted260" style:page-layout-name="Mpm1"/>
    <style:master-page style:name="Converted261" style:page-layout-name="Mpm1"/>
    <style:master-page style:name="Converted262" style:page-layout-name="Mpm1"/>
    <style:master-page style:name="Converted263" style:page-layout-name="Mpm1"/>
    <style:master-page style:name="Converted264" style:page-layout-name="Mpm1"/>
    <style:master-page style:name="Converted265" style:page-layout-name="Mpm1"/>
    <style:master-page style:name="Converted266" style:page-layout-name="Mpm1"/>
    <style:master-page style:name="Converted267" style:page-layout-name="Mpm1"/>
    <style:master-page style:name="Converted268" style:page-layout-name="Mpm1"/>
    <style:master-page style:name="Converted269" style:page-layout-name="Mpm1"/>
    <style:master-page style:name="Converted270" style:page-layout-name="Mpm1"/>
    <style:master-page style:name="Converted271" style:page-layout-name="Mpm1"/>
    <style:master-page style:name="Converted272" style:page-layout-name="Mpm1"/>
    <style:master-page style:name="Converted273" style:page-layout-name="Mpm1"/>
    <style:master-page style:name="Converted274" style:page-layout-name="Mpm1"/>
    <style:master-page style:name="Converted275" style:page-layout-name="Mpm1"/>
    <style:master-page style:name="Converted276" style:page-layout-name="Mpm1"/>
    <style:master-page style:name="Converted277" style:page-layout-name="Mpm1"/>
    <style:master-page style:name="Converted278" style:page-layout-name="Mpm1"/>
    <style:master-page style:name="Converted279" style:page-layout-name="Mpm1"/>
    <style:master-page style:name="Converted280" style:page-layout-name="Mpm1"/>
    <style:master-page style:name="Converted281" style:page-layout-name="Mpm1"/>
    <style:master-page style:name="Converted282" style:page-layout-name="Mpm1"/>
    <style:master-page style:name="Converted283" style:page-layout-name="Mpm1"/>
    <style:master-page style:name="Converted284" style:page-layout-name="Mpm1"/>
    <style:master-page style:name="Converted285" style:page-layout-name="Mpm1"/>
    <style:master-page style:name="Converted286" style:page-layout-name="Mpm1"/>
    <style:master-page style:name="Converted287" style:page-layout-name="Mpm1"/>
    <style:master-page style:name="Converted288" style:page-layout-name="Mpm1"/>
    <style:master-page style:name="Converted289" style:page-layout-name="Mpm1"/>
    <style:master-page style:name="Converted290" style:page-layout-name="Mpm1"/>
    <style:master-page style:name="Converted291" style:page-layout-name="Mpm1"/>
    <style:master-page style:name="Converted292" style:page-layout-name="Mpm1"/>
    <style:master-page style:name="Converted293" style:page-layout-name="Mpm1"/>
    <style:master-page style:name="Converted294" style:page-layout-name="Mpm1"/>
    <style:master-page style:name="Converted295" style:page-layout-name="Mpm1"/>
    <style:master-page style:name="Converted296" style:page-layout-name="Mpm1"/>
    <style:master-page style:name="Converted297" style:page-layout-name="Mpm1"/>
    <style:master-page style:name="Converted298" style:page-layout-name="Mpm1"/>
    <style:master-page style:name="Converted299" style:page-layout-name="Mpm1"/>
    <style:master-page style:name="Converted300" style:page-layout-name="Mpm1"/>
    <style:master-page style:name="Converted301" style:page-layout-name="Mpm1"/>
    <style:master-page style:name="Converted302" style:page-layout-name="Mpm1"/>
    <style:master-page style:name="Converted303" style:page-layout-name="Mpm1"/>
    <style:master-page style:name="Converted304" style:page-layout-name="Mpm1"/>
    <style:master-page style:name="Converted305" style:page-layout-name="Mpm1"/>
    <style:master-page style:name="Converted306" style:page-layout-name="Mpm1"/>
    <style:master-page style:name="Converted307" style:page-layout-name="Mpm1"/>
    <style:master-page style:name="Converted308" style:page-layout-name="Mpm1"/>
    <style:master-page style:name="Converted309" style:page-layout-name="Mpm1"/>
    <style:master-page style:name="Converted310" style:page-layout-name="Mpm1"/>
    <style:master-page style:name="Converted311" style:page-layout-name="Mpm1"/>
    <style:master-page style:name="Converted312" style:page-layout-name="Mpm1"/>
    <style:master-page style:name="Converted313" style:page-layout-name="Mpm1"/>
    <style:master-page style:name="Converted314" style:page-layout-name="Mpm1"/>
    <style:master-page style:name="Converted315" style:page-layout-name="Mpm1"/>
    <style:master-page style:name="Converted316" style:page-layout-name="Mpm1"/>
    <style:master-page style:name="Converted317" style:page-layout-name="Mpm1"/>
    <style:master-page style:name="Converted318" style:page-layout-name="Mpm1"/>
    <style:master-page style:name="Converted319" style:page-layout-name="Mpm1"/>
    <style:master-page style:name="Converted320" style:page-layout-name="Mpm1"/>
    <style:master-page style:name="Converted321" style:page-layout-name="Mpm1"/>
    <style:master-page style:name="Converted322" style:page-layout-name="Mpm1"/>
    <style:master-page style:name="Converted323" style:page-layout-name="Mpm1"/>
    <style:master-page style:name="Converted324" style:page-layout-name="Mpm1"/>
    <style:master-page style:name="Converted325" style:page-layout-name="Mpm1"/>
    <style:master-page style:name="Converted326" style:page-layout-name="Mpm1"/>
    <style:master-page style:name="Converted327" style:page-layout-name="Mpm1"/>
    <style:master-page style:name="Converted328" style:page-layout-name="Mpm1"/>
    <style:master-page style:name="Converted329" style:page-layout-name="Mpm1"/>
    <style:master-page style:name="Converted330" style:page-layout-name="Mpm1"/>
    <style:master-page style:name="Converted331" style:page-layout-name="Mpm1"/>
    <style:master-page style:name="Converted332" style:page-layout-name="Mpm1"/>
    <style:master-page style:name="Converted333" style:page-layout-name="Mpm1"/>
    <style:master-page style:name="Converted334" style:page-layout-name="Mpm1"/>
    <style:master-page style:name="Converted335" style:page-layout-name="Mpm1"/>
    <style:master-page style:name="Converted336" style:page-layout-name="Mpm1"/>
    <style:master-page style:name="Converted337" style:page-layout-name="Mpm1"/>
    <style:master-page style:name="Converted338" style:page-layout-name="Mpm1"/>
    <style:master-page style:name="Converted339" style:page-layout-name="Mpm1"/>
    <style:master-page style:name="Converted340" style:page-layout-name="Mpm1"/>
    <style:master-page style:name="Converted341" style:page-layout-name="Mpm1"/>
    <style:master-page style:name="Converted342" style:page-layout-name="Mpm1"/>
    <style:master-page style:name="Converted343" style:page-layout-name="Mpm1"/>
    <style:master-page style:name="Converted344" style:page-layout-name="Mpm1"/>
    <style:master-page style:name="Converted345" style:page-layout-name="Mpm1"/>
    <style:master-page style:name="Converted346" style:page-layout-name="Mpm1"/>
    <style:master-page style:name="Converted347" style:page-layout-name="Mpm1"/>
    <style:master-page style:name="Converted348" style:page-layout-name="Mpm1"/>
    <style:master-page style:name="Converted349" style:page-layout-name="Mpm1"/>
    <style:master-page style:name="Converted350" style:page-layout-name="Mpm1"/>
    <style:master-page style:name="Converted351" style:page-layout-name="Mpm1"/>
    <style:master-page style:name="Converted352" style:page-layout-name="Mpm1"/>
    <style:master-page style:name="Converted353" style:page-layout-name="Mpm1"/>
    <style:master-page style:name="Converted354" style:page-layout-name="Mpm1"/>
    <style:master-page style:name="Converted355" style:page-layout-name="Mpm1"/>
    <style:master-page style:name="Converted356" style:page-layout-name="Mpm1"/>
    <style:master-page style:name="Converted357" style:page-layout-name="Mpm1"/>
    <style:master-page style:name="Converted358" style:page-layout-name="Mpm1"/>
    <style:master-page style:name="Converted359" style:page-layout-name="Mpm1"/>
    <style:master-page style:name="Converted360" style:page-layout-name="Mpm1"/>
    <style:master-page style:name="Converted361" style:page-layout-name="Mpm1"/>
    <style:master-page style:name="Converted362" style:page-layout-name="Mpm1"/>
    <style:master-page style:name="Converted363" style:page-layout-name="Mpm1"/>
    <style:master-page style:name="Converted364" style:page-layout-name="Mpm1"/>
    <style:master-page style:name="Converted365" style:page-layout-name="Mpm1"/>
    <style:master-page style:name="Converted366" style:page-layout-name="Mpm1"/>
    <style:master-page style:name="Converted367" style:page-layout-name="Mpm1"/>
    <style:master-page style:name="Converted368" style:page-layout-name="Mpm1"/>
    <style:master-page style:name="Converted369" style:page-layout-name="Mpm1"/>
    <style:master-page style:name="Converted370" style:page-layout-name="Mpm1"/>
    <style:master-page style:name="Converted371" style:page-layout-name="Mpm1"/>
    <style:master-page style:name="Converted372" style:page-layout-name="Mpm1"/>
    <style:master-page style:name="Converted373" style:page-layout-name="Mpm1"/>
    <style:master-page style:name="Converted374" style:page-layout-name="Mpm1"/>
    <style:master-page style:name="Converted375" style:page-layout-name="Mpm1"/>
    <style:master-page style:name="Converted376" style:page-layout-name="Mpm1"/>
    <style:master-page style:name="Converted377" style:page-layout-name="Mpm1"/>
    <style:master-page style:name="Converted378" style:page-layout-name="Mpm1"/>
    <style:master-page style:name="Converted379" style:page-layout-name="Mpm1"/>
    <style:master-page style:name="Converted380" style:page-layout-name="Mpm1"/>
    <style:master-page style:name="Converted381" style:page-layout-name="Mpm1"/>
    <style:master-page style:name="Converted382" style:page-layout-name="Mpm1"/>
    <style:master-page style:name="Converted383" style:page-layout-name="Mpm1"/>
    <style:master-page style:name="Converted384" style:page-layout-name="Mpm1"/>
    <style:master-page style:name="Converted385" style:page-layout-name="Mpm1"/>
    <style:master-page style:name="Converted386" style:page-layout-name="Mpm1"/>
    <style:master-page style:name="Converted387" style:page-layout-name="Mpm1"/>
    <style:master-page style:name="Converted388" style:page-layout-name="Mpm1"/>
    <style:master-page style:name="Converted389" style:page-layout-name="Mpm1"/>
    <style:master-page style:name="Converted390" style:page-layout-name="Mpm1"/>
    <style:master-page style:name="Converted391" style:page-layout-name="Mpm1"/>
    <style:master-page style:name="Converted392" style:page-layout-name="Mpm1"/>
    <style:master-page style:name="Converted393" style:page-layout-name="Mpm1"/>
    <style:master-page style:name="Converted394" style:page-layout-name="Mpm1"/>
    <style:master-page style:name="Converted395" style:page-layout-name="Mpm1"/>
    <style:master-page style:name="Converted396" style:page-layout-name="Mpm1"/>
    <style:master-page style:name="Converted397" style:page-layout-name="Mpm1"/>
    <style:master-page style:name="Converted398" style:page-layout-name="Mpm1"/>
    <style:master-page style:name="Converted399" style:page-layout-name="Mpm1"/>
    <style:master-page style:name="Converted400" style:page-layout-name="Mpm1"/>
    <style:master-page style:name="Converted401" style:page-layout-name="Mpm1"/>
    <style:master-page style:name="Converted402" style:page-layout-name="Mpm1"/>
    <style:master-page style:name="Converted403" style:page-layout-name="Mpm1"/>
    <style:master-page style:name="Converted404" style:page-layout-name="Mpm1"/>
    <style:master-page style:name="Converted405" style:page-layout-name="Mpm1"/>
    <style:master-page style:name="Converted406" style:page-layout-name="Mpm1"/>
    <style:master-page style:name="Converted407" style:page-layout-name="Mpm1"/>
    <style:master-page style:name="Converted408" style:page-layout-name="Mpm1"/>
    <style:master-page style:name="Converted409" style:page-layout-name="Mpm1"/>
    <style:master-page style:name="Converted410" style:page-layout-name="Mpm1"/>
    <style:master-page style:name="Converted411" style:page-layout-name="Mpm1"/>
    <style:master-page style:name="Converted412" style:page-layout-name="Mpm1"/>
    <style:master-page style:name="Converted413" style:page-layout-name="Mpm1"/>
    <style:master-page style:name="Converted414" style:page-layout-name="Mpm1"/>
    <style:master-page style:name="Converted415" style:page-layout-name="Mpm1"/>
    <style:master-page style:name="Converted416" style:page-layout-name="Mpm1"/>
    <style:master-page style:name="Converted417" style:page-layout-name="Mpm1"/>
    <style:master-page style:name="Converted418" style:page-layout-name="Mpm1"/>
    <style:master-page style:name="Converted419" style:page-layout-name="Mpm1"/>
    <style:master-page style:name="Converted420" style:page-layout-name="Mpm1"/>
    <style:master-page style:name="Converted421" style:page-layout-name="Mpm1"/>
    <style:master-page style:name="Converted422" style:page-layout-name="Mpm1"/>
    <style:master-page style:name="Converted423" style:page-layout-name="Mpm1"/>
    <style:master-page style:name="Converted424" style:page-layout-name="Mpm1"/>
    <style:master-page style:name="Converted425" style:page-layout-name="Mpm1"/>
    <style:master-page style:name="Converted426" style:page-layout-name="Mpm1"/>
    <style:master-page style:name="Converted427" style:page-layout-name="Mpm1"/>
    <style:master-page style:name="Converted428" style:page-layout-name="Mpm1"/>
    <style:master-page style:name="Converted429" style:page-layout-name="Mpm1"/>
    <style:master-page style:name="Converted430" style:page-layout-name="Mpm1"/>
    <style:master-page style:name="Converted431" style:page-layout-name="Mpm1"/>
    <style:master-page style:name="Converted432" style:page-layout-name="Mpm1"/>
    <style:master-page style:name="Converted433" style:page-layout-name="Mpm1"/>
    <style:master-page style:name="Converted434" style:page-layout-name="Mpm1"/>
    <style:master-page style:name="Converted435" style:page-layout-name="Mpm1"/>
    <style:master-page style:name="Converted436" style:page-layout-name="Mpm1"/>
    <style:master-page style:name="Converted437" style:page-layout-name="Mpm1"/>
    <style:master-page style:name="Converted438" style:page-layout-name="Mpm1"/>
    <style:master-page style:name="Converted439" style:page-layout-name="Mpm1"/>
    <style:master-page style:name="Converted440" style:page-layout-name="Mpm1"/>
    <style:master-page style:name="Converted441" style:page-layout-name="Mpm1"/>
    <style:master-page style:name="Converted442" style:page-layout-name="Mpm1"/>
    <style:master-page style:name="Converted443" style:page-layout-name="Mpm1"/>
    <style:master-page style:name="Converted444" style:page-layout-name="Mpm1"/>
    <style:master-page style:name="Converted445" style:page-layout-name="Mpm1"/>
    <style:master-page style:name="Converted446" style:page-layout-name="Mpm1"/>
    <style:master-page style:name="Converted447" style:page-layout-name="Mpm1"/>
    <style:master-page style:name="Converted448" style:page-layout-name="Mpm1"/>
    <style:master-page style:name="Converted449" style:page-layout-name="Mpm1"/>
    <style:master-page style:name="Converted450" style:page-layout-name="Mpm1"/>
    <style:master-page style:name="Converted451" style:page-layout-name="Mpm1"/>
    <style:master-page style:name="Converted452" style:page-layout-name="Mpm1"/>
    <style:master-page style:name="Converted453" style:page-layout-name="Mpm1"/>
    <style:master-page style:name="Converted454" style:page-layout-name="Mpm1"/>
    <style:master-page style:name="Converted455" style:page-layout-name="Mpm1"/>
    <style:master-page style:name="Converted456" style:page-layout-name="Mpm1"/>
    <style:master-page style:name="Converted457" style:page-layout-name="Mpm1"/>
    <style:master-page style:name="Converted458" style:page-layout-name="Mpm1"/>
    <style:master-page style:name="Converted459" style:page-layout-name="Mpm1"/>
    <style:master-page style:name="Converted460" style:page-layout-name="Mpm1"/>
    <style:master-page style:name="Converted461" style:page-layout-name="Mpm1"/>
    <style:master-page style:name="Converted462" style:page-layout-name="Mpm1"/>
    <style:master-page style:name="Converted463" style:page-layout-name="Mpm1"/>
    <style:master-page style:name="Converted464" style:page-layout-name="Mpm1"/>
    <style:master-page style:name="Converted465" style:page-layout-name="Mpm1"/>
    <style:master-page style:name="Converted466" style:page-layout-name="Mpm1"/>
    <style:master-page style:name="Converted467" style:page-layout-name="Mpm1"/>
    <style:master-page style:name="Converted468" style:page-layout-name="Mpm1"/>
    <style:master-page style:name="Converted469" style:page-layout-name="Mpm1"/>
    <style:master-page style:name="Converted470" style:page-layout-name="Mpm1"/>
    <style:master-page style:name="Converted471" style:page-layout-name="Mpm1"/>
    <style:master-page style:name="Converted472" style:page-layout-name="Mpm1"/>
    <style:master-page style:name="Converted473" style:page-layout-name="Mpm1"/>
    <style:master-page style:name="Converted474" style:page-layout-name="Mpm1"/>
    <style:master-page style:name="Converted475" style:page-layout-name="Mpm1"/>
    <style:master-page style:name="Converted476" style:page-layout-name="Mpm1"/>
    <style:master-page style:name="Converted477" style:page-layout-name="Mpm1"/>
    <style:master-page style:name="Converted478" style:page-layout-name="Mpm1"/>
    <style:master-page style:name="Converted479" style:page-layout-name="Mpm1"/>
    <style:master-page style:name="Converted480" style:page-layout-name="Mpm1"/>
    <style:master-page style:name="Converted481" style:page-layout-name="Mpm1"/>
    <style:master-page style:name="Converted482" style:page-layout-name="Mpm1"/>
    <style:master-page style:name="Converted483" style:page-layout-name="Mpm1"/>
    <style:master-page style:name="Converted484" style:page-layout-name="Mpm1"/>
    <style:master-page style:name="Converted485" style:page-layout-name="Mpm1"/>
    <style:master-page style:name="Converted486" style:page-layout-name="Mpm1"/>
    <style:master-page style:name="Converted487" style:page-layout-name="Mpm1"/>
    <style:master-page style:name="Converted488" style:page-layout-name="Mpm1"/>
    <style:master-page style:name="Converted489" style:page-layout-name="Mpm1"/>
    <style:master-page style:name="Converted490" style:page-layout-name="Mpm1"/>
    <style:master-page style:name="Converted491" style:page-layout-name="Mpm1"/>
    <style:master-page style:name="Converted492" style:page-layout-name="Mpm1"/>
    <style:master-page style:name="Converted493" style:page-layout-name="Mpm1"/>
    <style:master-page style:name="Converted494" style:page-layout-name="Mpm1"/>
    <style:master-page style:name="Converted495" style:page-layout-name="Mpm1"/>
    <style:master-page style:name="Converted496" style:page-layout-name="Mpm1"/>
    <style:master-page style:name="Converted497" style:page-layout-name="Mpm1"/>
    <style:master-page style:name="Converted498" style:page-layout-name="Mpm1"/>
    <style:master-page style:name="Converted499" style:page-layout-name="Mpm1"/>
    <style:master-page style:name="Converted500" style:page-layout-name="Mpm1"/>
    <style:master-page style:name="Converted501" style:page-layout-name="Mpm1"/>
    <style:master-page style:name="Converted502" style:page-layout-name="Mpm1"/>
    <style:master-page style:name="Converted503" style:page-layout-name="Mpm1"/>
    <style:master-page style:name="Converted504" style:page-layout-name="Mpm1"/>
    <style:master-page style:name="Converted505" style:page-layout-name="Mpm1"/>
    <style:master-page style:name="Converted506" style:page-layout-name="Mpm1"/>
    <style:master-page style:name="Converted507" style:page-layout-name="Mpm1"/>
    <style:master-page style:name="Converted508" style:page-layout-name="Mpm1"/>
    <style:master-page style:name="Converted509" style:page-layout-name="Mpm1"/>
    <style:master-page style:name="Converted510" style:page-layout-name="Mpm1"/>
    <style:master-page style:name="Converted511" style:page-layout-name="Mpm1"/>
    <style:master-page style:name="Converted512" style:page-layout-name="Mpm1"/>
    <style:master-page style:name="Converted513" style:page-layout-name="Mpm1"/>
    <style:master-page style:name="Converted514" style:page-layout-name="Mpm1"/>
    <style:master-page style:name="Converted515" style:page-layout-name="Mpm1"/>
    <style:master-page style:name="Converted516" style:page-layout-name="Mpm1"/>
    <style:master-page style:name="Converted517" style:page-layout-name="Mpm1"/>
    <style:master-page style:name="Converted518" style:page-layout-name="Mpm1"/>
    <style:master-page style:name="Converted519" style:page-layout-name="Mpm1"/>
    <style:master-page style:name="Converted520" style:page-layout-name="Mpm1"/>
    <style:master-page style:name="Converted521" style:page-layout-name="Mpm1"/>
    <style:master-page style:name="Converted522" style:page-layout-name="Mpm1"/>
    <style:master-page style:name="Converted523" style:page-layout-name="Mpm1"/>
    <style:master-page style:name="Converted524" style:page-layout-name="Mpm1"/>
    <style:master-page style:name="Converted525" style:page-layout-name="Mpm1"/>
    <style:master-page style:name="Converted526" style:page-layout-name="Mpm1"/>
    <style:master-page style:name="Converted527" style:page-layout-name="Mpm1"/>
    <style:master-page style:name="Converted528" style:page-layout-name="Mpm1"/>
    <style:master-page style:name="Converted529" style:page-layout-name="Mpm1"/>
    <style:master-page style:name="Converted530" style:page-layout-name="Mpm1"/>
    <style:master-page style:name="Converted531" style:page-layout-name="Mpm1"/>
    <style:master-page style:name="Converted532" style:page-layout-name="Mpm1"/>
    <style:master-page style:name="Converted533" style:page-layout-name="Mpm1"/>
    <style:master-page style:name="Converted534" style:page-layout-name="Mpm1"/>
    <style:master-page style:name="Converted535" style:page-layout-name="Mpm1"/>
    <style:master-page style:name="Converted536" style:page-layout-name="Mpm1"/>
    <style:master-page style:name="Converted537" style:page-layout-name="Mpm1"/>
    <style:master-page style:name="Converted538" style:page-layout-name="Mpm1"/>
    <style:master-page style:name="Converted539" style:page-layout-name="Mpm1"/>
    <style:master-page style:name="Converted540" style:page-layout-name="Mpm1"/>
    <style:master-page style:name="Converted541" style:page-layout-name="Mpm1"/>
    <style:master-page style:name="Converted542" style:page-layout-name="Mpm1"/>
    <style:master-page style:name="Converted543" style:page-layout-name="Mpm1"/>
    <style:master-page style:name="Converted544" style:page-layout-name="Mpm1"/>
    <style:master-page style:name="Converted545" style:page-layout-name="Mpm1"/>
    <style:master-page style:name="Converted546" style:page-layout-name="Mpm1"/>
    <style:master-page style:name="Converted547" style:page-layout-name="Mpm1"/>
    <style:master-page style:name="Converted548" style:page-layout-name="Mpm1"/>
    <style:master-page style:name="Converted549" style:page-layout-name="Mpm1"/>
    <style:master-page style:name="Converted550" style:page-layout-name="Mpm1"/>
    <style:master-page style:name="Converted551" style:page-layout-name="Mpm1"/>
    <style:master-page style:name="Converted552" style:page-layout-name="Mpm1"/>
    <style:master-page style:name="Converted553" style:page-layout-name="Mpm1"/>
    <style:master-page style:name="Converted554" style:page-layout-name="Mpm1"/>
    <style:master-page style:name="Converted555" style:page-layout-name="Mpm2">
      <style:header>
        <text:p text:style-name="Header"/>
      </style:header>
      <style:footer>
        <text:p text:style-name="MP1"><text:line-break/> <text:s text:c="3"/><text:line-break/> <text:s text:c="7"/><text:span text:style-name="page_20_number"><text:line-break/> <text:s text:c="7"/></text:span><text:line-break/> <text:s text:c="11"/><text:span text:style-name="MT2"><text:line-break/> <text:s text:c="11"/>Page <text:line-break/> <text:s text:c="7"/><text:line-break/> <text:s text:c="7"/></text:span><text:line-break/> <text:s text:c="11"/><text:span text:style-name="page_20_number"><text:line-break/> <text:s text:c="11"/></text:span><text:page-number text:select-page="current"/><text:span text:style-name="page_20_number"><text:line-break/> <text:s text:c="7"/><text:line-break/> <text:s text:c="7"/></text:span><text:line-break/> <text:s text:c="11"/><text:span text:style-name="MT2"><text:line-break/> <text:s text:c="12"/>of <text:line-break/> <text:s text:c="7"/><text:line-break/> <text:s text:c="7"/></text:span><text:line-break/> <text:s text:c="11"/><text:span text:style-name="page_20_number"><text:line-break/> <text:s text:c="11"/></text:span><text:page-count>22</text:page-count><text:span text:style-name="page_20_number"><text:line-break/> <text:s text:c="7"/><text:line-break/> <text:s text:c="3"/></text:span></text:p>
        <text:p text:style-name="Footer"><text:line-break/> <text:s text:c="3"/><text:line-break/> <text:s text:c="7"/><text:line-break/> <text:s text:c="3"/></text:p>
        <text:p text:style-name="Footer"/>
      </style:footer>
      <style:footer-left>
        <text:p text:style-name="MP1"><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3"/><text:line-break/> <text:s text:c="7"/></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7"/></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2"><text:line-break/> <text:s text:c="11"/>Page <text:line-break/> <text:s text:c="7"/><text:line-break/> <text:s text:c="7"/></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7"/><text:line-break/> <text:s text:c="7"/></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2"><text:line-break/> <text:s text:c="11"/>of <text:line-break/> <text:s text:c="7"/><text:line-break/> <text:s text:c="7"/></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11"/></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count>22</text:page-count></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line-break/> <text:s text:c="7"/><text:line-break/> <text:s text:c="3"/></text:span></text:span></text:span></text:span></text:span></text:span></text:span></text:span></text:span></text:span></text:span></text:span></text:span></text:span></text:span></text:span></text:span></text:span></text:span></text:span></text:span></text:span></text:span></text:p>
        <text:p text:style-name="MP2"><text:line-break/> <text:s text:c="3"/><text:line-break/> <text:s text:c="7"/><text:line-break/> <text:s text:c="3"/></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raming_Second</dc:title>
    <meta:initial-creator>Qualtrics</meta:initial-creator>
    <dc:creator>Simon Heuberger</dc:creator>
    <meta:editing-cycles>64</meta:editing-cycles>
    <meta:creation-date>2020-10-21T11:08:02</meta:creation-date>
    <dc:date>2020-12-13T17:17:58</dc:date>
    <meta:editing-duration>P2DT10H11M50S</meta:editing-duration>
    <meta:generator>OpenOffice/4.1.7$Unix OpenOffice.org_project/417m1$Build-9800</meta:generator>
    <meta:document-statistic meta:table-count="0" meta:image-count="0" meta:object-count="0" meta:page-count="22" meta:paragraph-count="279" meta:word-count="2424" meta:character-count="14837"/>
    <meta:user-defined meta:name="AppVersion">12.0000</meta:user-defined>
    <meta:user-defined meta:name="Company">Qualtri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